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android50-camera-framework-简介"/>Android5.0 Camera Framework 简介</text:h>
      <text:h text:style-name="Heading_20_3" text:outline-level="3"><text:bookmark text:name="cameraservice启动"/>CameraService启动</text:h>
      <text:p text:style-name="Text_20_body">CameraService是在MediaServer启动过程中进行的 <text:line-break/>main_mediaserver.cpp (frameworks\av\media\mediaserver) </text:p>
      <text:p text:style-name="Preformatted_20_Text"><text:span text:style-name="Source_20_Text">......</text:span></text:p>
      <text:p text:style-name="Preformatted_20_Text"><text:span text:style-name="Source_20_Text">AudioFlinger::instantiate(); //audioflinger服务，音频相关</text:span></text:p>
      <text:p text:style-name="Preformatted_20_Text"><text:span text:style-name="Source_20_Text">MediaPlayerService::instantiate(); //mediaplayerservice,媒体播放相关</text:span></text:p>
      <text:p text:style-name="Preformatted_20_Text"><text:span text:style-name="Source_20_Text">CameraService::instantiate();//CameraService</text:span></text:p>
      <text:p text:style-name="Preformatted_20_Text"><text:span text:style-name="Source_20_Text">AudioPolicyService::instantiate(); //音频相关</text:span></text:p>
      <text:p text:style-name="P1"><text:span text:style-name="Source_20_Text">......</text:span></text:p>
      <text:p text:style-name="Text_20_body">在 main函数中会执行到CameraService::instantiate()， CameraService 本身并没有实现这个方法 <text:line-break/>CameraService.cpp (frameworks\av\services\camera\libcameraservice) <text:line-break/>CameraService.h (frameworks\av\services\camera\libcameraservice) <text:line-break/>BinderService.h (frameworks\native\include\binder) </text:p>
      <text:p text:style-name="Preformatted_20_Text"><text:span text:style-name="Source_20_Text">class CameraService :</text:span></text:p>
      <text:p text:style-name="Preformatted_20_Text"><text:span text:style-name="Source_20_Text"><text:s text:c="4"/>public BinderService&lt;CameraService&gt;,</text:span></text:p>
      <text:p text:style-name="Preformatted_20_Text"><text:span text:style-name="Source_20_Text"><text:s text:c="4"/>public BnCameraService,</text:span></text:p>
      <text:p text:style-name="Preformatted_20_Text"><text:span text:style-name="Source_20_Text"><text:s text:c="4"/>public IBinder::DeathRecipient,</text:span></text:p>
      <text:p text:style-name="Preformatted_20_Text"><text:span text:style-name="Source_20_Text"><text:s text:c="4"/>public camera_module_callbacks_t</text:span></text:p>
      <text:p text:style-name="Preformatted_20_Text"><text:span text:style-name="Source_20_Text">{</text:span></text:p>
      <text:p text:style-name="Preformatted_20_Text"><text:span text:style-name="Source_20_Text"><text:s text:c="4"/>......</text:span></text:p>
      <text:p text:style-name="P1"><text:span text:style-name="Source_20_Text">}</text:span></text:p>
      <text:p text:style-name="Text_20_body">在其父类中寻找instantiate()函数，BinderService是一个模板类</text:p>
      <text:p text:style-name="Preformatted_20_Text"><text:span text:style-name="Source_20_Text">template&lt;typename SERVICE&gt;</text:span></text:p>
      <text:p text:style-name="Preformatted_20_Text"><text:span text:style-name="Source_20_Text">class BinderService</text:span></text:p>
      <text:p text:style-name="Preformatted_20_Text"><text:span text:style-name="Source_20_Text">{</text:span></text:p>
      <text:p text:style-name="Preformatted_20_Text"><text:span text:style-name="Source_20_Text">public:</text:span></text:p>
      <text:p text:style-name="Preformatted_20_Text"><text:span text:style-name="Source_20_Text"><text:s text:c="4"/>static status_t publish(bool allowIsolated = false) { //BinderService::publish</text:span></text:p>
      <text:p text:style-name="Preformatted_20_Text"><text:span text:style-name="Source_20_Text"><text:s text:c="8"/>sp&lt;IServiceManager&gt; sm(defaultServiceManager()); //拿到ServiceManager的Bp</text:span></text:p>
      <text:p text:style-name="Preformatted_20_Text"><text:span text:style-name="Source_20_Text"><text:s text:c="8"/>return sm-&gt;addService(</text:span></text:p>
      <text:p text:style-name="Preformatted_20_Text"><text:span text:style-name="Source_20_Text"><text:s text:c="16"/>String16(SERVICE::getServiceName()),</text:span></text:p>
      <text:p text:style-name="Preformatted_20_Text"><text:span text:style-name="Source_20_Text"><text:s text:c="16"/>new SERVICE(), allowIsolated); <text:s text:c="10"/>//这里的SERVICE就是CameraService</text:span></text:p>
      <text:p text:style-name="Preformatted_20_Text"><text:span text:style-name="Source_20_Text"><text:s text:c="4"/>}</text:span></text:p>
      <text:p text:style-name="Preformatted_20_Text"><text:span text:style-name="Source_20_Text"><text:s text:c="4"/>.....</text:span></text:p>
      <text:p text:style-name="Preformatted_20_Text"><text:span text:style-name="Source_20_Text"><text:s text:c="4"/>static void instantiate() { publish(); } <text:s text:c="5"/>//BinderService::instantiate</text:span></text:p>
      <text:p text:style-name="Preformatted_20_Text"><text:span text:style-name="Source_20_Text"><text:s text:c="4"/>.....</text:span></text:p>
      <text:p text:style-name="P1"><text:span text:style-name="Source_20_Text">};</text:span></text:p>
      <text:p text:style-name="Text_20_body">这里会new CameraService()，</text:p>
      <text:p text:style-name="Preformatted_20_Text"><text:span text:style-name="Source_20_Text">CameraService::CameraService()</text:span></text:p>
      <text:p text:style-name="Preformatted_20_Text"><text:span text:style-name="Source_20_Text"><text:s text:c="4"/>:mSoundRef(0), mModule(0)</text:span></text:p>
      <text:p text:style-name="Preformatted_20_Text"><text:span text:style-name="Source_20_Text">{</text:span></text:p>
      <text:p text:style-name="Preformatted_20_Text"><text:span text:style-name="Source_20_Text"><text:s text:c="4"/>ALOGI("CameraService started (pid=%d)", getpid());</text:span></text:p>
      <text:p text:style-name="Preformatted_20_Text"><text:span text:style-name="Source_20_Text"><text:s text:c="4"/>gCameraService = this; <text:s text:c="3"/>//保存一个本地指针</text:span></text:p>
      <text:p text:style-name="Preformatted_20_Text"><text:span text:style-name="Source_20_Text"><text:s text:c="4"/>for (size_t i = 0; i &lt; MAX_CAMERAS; ++i) {</text:span></text:p>
      <text:p text:style-name="Preformatted_20_Text"><text:span text:style-name="Source_20_Text"><text:s text:c="8"/>mStatusList[i] = ICameraServiceListener::STATUS_PRESENT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<text:s text:c="4"/>this-&gt;camera_device_status_change = android::camera_device_status_change;</text:span></text:p>
      <text:p text:style-name="P1"><text:span text:style-name="Source_20_Text">}</text:span></text:p>
      <text:p text:style-name="Text_20_body">到这里，CameraService就启动了。</text:p>
      <text:h text:style-name="Heading_20_3" text:outline-level="3"><text:bookmark text:name="camera连接过程"/>Camera连接过程</text:h>
      <text:p text:style-name="Text_20_body">Camera.java (frameworks\base\core\java\android\hardware) <text:line-break/>Camera.cpp (frameworks\av\camera) <text:line-break/>android_hardware_Camera.cpp (frameworks\base\core\jni) <text:line-break/>从java-&gt;jni-&gt;CPP的典型过程 <text:line-break/>首先从Camera.java入手，这里通过open()方法，创建Camera</text:p>
      <text:p text:style-name="Preformatted_20_Text"><text:span text:style-name="Source_20_Text"><text:s text:c="4"/>public static Camera open(int cameraId) {</text:span></text:p>
      <text:p text:style-name="Preformatted_20_Text"><text:span text:style-name="Source_20_Text"><text:s text:c="8"/>return new Camera(cameraId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Camera open() {</text:span></text:p>
      <text:p text:style-name="Preformatted_20_Text"><text:span text:style-name="Source_20_Text"><text:s text:c="8"/>int numberOfCameras = getNumberOfCameras();</text:span></text:p>
      <text:p text:style-name="Preformatted_20_Text"><text:span text:style-name="Source_20_Text"><text:s text:c="8"/>CameraInfo cameraInfo = new CameraInfo();</text:span></text:p>
      <text:p text:style-name="Preformatted_20_Text"><text:span text:style-name="Source_20_Text"><text:s text:c="8"/>for (int i = 0; i &lt; numberOfCameras; i++) {</text:span></text:p>
      <text:p text:style-name="Preformatted_20_Text"><text:span text:style-name="Source_20_Text"><text:s text:c="12"/>getCameraInfo(i, cameraInfo);</text:span></text:p>
      <text:p text:style-name="Preformatted_20_Text"><text:span text:style-name="Source_20_Text"><text:s text:c="12"/>if (cameraInfo.facing == CameraInfo.CAMERA_FACING_BACK) {</text:span></text:p>
      <text:p text:style-name="Preformatted_20_Text"><text:span text:style-name="Source_20_Text"><text:s text:c="16"/>return new Camera(i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null;</text:span></text:p>
      <text:p text:style-name="P1"><text:span text:style-name="Source_20_Text"><text:s text:c="4"/>}</text:span></text:p>
      <text:p text:style-name="Text_20_body">两个open()方法，默认打开后置摄像头，new Camera()对象，</text:p>
      <text:p text:style-name="Preformatted_20_Text"><text:span text:style-name="Source_20_Text"><text:s text:c="4"/>Camera(int cameraId) {</text:span></text:p>
      <text:p text:style-name="Preformatted_20_Text"><text:span text:style-name="Source_20_Text"><text:s text:c="8"/>int err = cameraInitNormal(cameraId);//做事的主要地方</text:span></text:p>
      <text:p text:style-name="Preformatted_20_Text"><text:span text:style-name="Source_20_Text"><text:s text:c="8"/>if (checkInitErrors(err)) {</text:span></text:p>
      <text:p text:style-name="Preformatted_20_Text"><text:span text:style-name="Source_20_Text"><text:s text:c="12"/>switch(err) { <text:s text:c="19"/>//通过返回的错误信息，抛不同的异常信息</text:span></text:p>
      <text:p text:style-name="Preformatted_20_Text"><text:span text:style-name="Source_20_Text"><text:s text:c="16"/>case EACCESS:</text:span></text:p>
      <text:p text:style-name="Preformatted_20_Text"><text:span text:style-name="Source_20_Text"><text:s text:c="20"/>throw new RuntimeException("Fail to connect to camera service");</text:span></text:p>
      <text:p text:style-name="Preformatted_20_Text"><text:span text:style-name="Source_20_Text"><text:s text:c="16"/>case ENODEV:</text:span></text:p>
      <text:p text:style-name="Preformatted_20_Text"><text:span text:style-name="Source_20_Text"><text:s text:c="20"/>throw new RuntimeException("Camera initialization failed");</text:span></text:p>
      <text:p text:style-name="Preformatted_20_Text"><text:span text:style-name="Source_20_Text"><text:s text:c="16"/>default:</text:span></text:p>
      <text:p text:style-name="Preformatted_20_Text"><text:span text:style-name="Source_20_Text"><text:s text:c="20"/>// Should never hit this.</text:span></text:p>
      <text:p text:style-name="Preformatted_20_Text"><text:span text:style-name="Source_20_Text"><text:s text:c="20"/>throw new RuntimeException("Unknown camera error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接下来看下代码，最后会落脚到哪一块呢？</text:p>
      <text:p text:style-name="Preformatted_20_Text"><text:span text:style-name="Source_20_Text"><text:s text:c="4"/>private int cameraInitNormal(int cameraId) {</text:span></text:p>
      <text:p text:style-name="Preformatted_20_Text"><text:span text:style-name="Source_20_Text"><text:s text:c="8"/>//这里的CAMERA_HAL_API_VERSION_NORMAL_CONNECT后面会提到用来区别不同的connect</text:span></text:p>
      <text:p text:style-name="Preformatted_20_Text"><text:span text:style-name="Source_20_Text"><text:s text:c="8"/>return cameraInitVersion(cameraId, CAMERA_HAL_API_VERSION_NORMAL_CONNECT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private int cameraInitVersion(int cameraId, int halVersion) {</text:span></text:p>
      <text:p text:style-name="Preformatted_20_Text"><text:span text:style-name="Source_20_Text"><text:s text:c="8"/>mShutterCallback = null; <text:s text:c="10"/></text:span></text:p>
      <text:p text:style-name="Preformatted_20_Text"><text:span text:style-name="Source_20_Text"><text:s text:c="8"/>mRawImageCallback = null;</text:span></text:p>
      <text:p text:style-name="Preformatted_20_Text"><text:span text:style-name="Source_20_Text"><text:s text:c="8"/>mJpegCallback = null;</text:span></text:p>
      <text:p text:style-name="Preformatted_20_Text"><text:span text:style-name="Source_20_Text"><text:s text:c="8"/>mPreviewCallback = null;</text:span></text:p>
      <text:p text:style-name="Preformatted_20_Text"><text:span text:style-name="Source_20_Text"><text:s text:c="8"/>mPostviewCallback = null;</text:span></text:p>
      <text:p text:style-name="Preformatted_20_Text"><text:soft-page-break/><text:span text:style-name="Source_20_Text"><text:s text:c="8"/>mUsingPreviewAllocation = false;</text:span></text:p>
      <text:p text:style-name="Preformatted_20_Text"><text:span text:style-name="Source_20_Text"><text:s text:c="8"/>mZoomListener = null; <text:s text:c="12"/>//初始化几个callback和一些变量</text:span></text:p>
      <text:p text:style-name="Preformatted_20_Text"/>
      <text:p text:style-name="Preformatted_20_Text"><text:span text:style-name="Source_20_Text"><text:s text:c="8"/>Looper looper; <text:s text:c="11"/>//mEventHandler后面会讲到是对底层上报内容的处理handler</text:span></text:p>
      <text:p text:style-name="Preformatted_20_Text"><text:span text:style-name="Source_20_Text"><text:s text:c="8"/>if ((looper = Looper.myLooper()) != null) {</text:span></text:p>
      <text:p text:style-name="Preformatted_20_Text"><text:span text:style-name="Source_20_Text"><text:s text:c="12"/>mEventHandler = new EventHandler(this, looper);</text:span></text:p>
      <text:p text:style-name="Preformatted_20_Text"><text:span text:style-name="Source_20_Text"><text:s text:c="8"/>} else if ((looper = Looper.getMainLooper()) != null) {</text:span></text:p>
      <text:p text:style-name="Preformatted_20_Text"><text:span text:style-name="Source_20_Text"><text:s text:c="12"/>mEventHandler = new EventHandler(this, looper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mEventHandler = null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ring packageName = ActivityThread.currentPackageName();</text:span></text:p>
      <text:p text:style-name="Preformatted_20_Text"/>
      <text:p text:style-name="Preformatted_20_Text"><text:span text:style-name="Source_20_Text"><text:s text:c="8"/>return native_setup(new WeakReference&lt;Camera&gt;(this), cameraId, halVersion, packageName);</text:span></text:p>
      <text:p text:style-name="P1"><text:span text:style-name="Source_20_Text"><text:s text:c="4"/>}</text:span></text:p>
      <text:p text:style-name="Text_20_body">可以看到native_setup是一个native方法，具体实现在 <text:line-break/>android_hardware_Camera.cpp (frameworks\base\core\jni)</text:p>
      <text:p text:style-name="Preformatted_20_Text"><text:span text:style-name="Source_20_Text">static jint android_hardware_Camera_native_setup(JNIEnv *env, jobject thiz,</text:span></text:p>
      <text:p text:style-name="Preformatted_20_Text"><text:span text:style-name="Source_20_Text"><text:s text:c="4"/>jobject weak_this, jint cameraId, jint halVersion, jstring clientPackageName)</text:span></text:p>
      <text:p text:style-name="Preformatted_20_Text"><text:span text:style-name="Source_20_Text">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sp&lt;Camera&gt; camera;</text:span></text:p>
      <text:p text:style-name="Preformatted_20_Text"><text:span text:style-name="Source_20_Text"><text:s text:c="4"/>//之前在创建Camera对象的时候设置的一个常量，此时走到connect方法</text:span></text:p>
      <text:p text:style-name="Preformatted_20_Text"><text:span text:style-name="Source_20_Text"><text:s text:c="4"/>if (halVersion == CAMERA_HAL_API_VERSION_NORMAL_CONNECT) {</text:span></text:p>
      <text:p text:style-name="Preformatted_20_Text"><text:span text:style-name="Source_20_Text"><text:s text:c="8"/>// Default path: hal version is don't care, do normal camera connect.</text:span></text:p>
      <text:p text:style-name="Preformatted_20_Text"><text:span text:style-name="Source_20_Text"><text:s text:c="8"/>camera = Camera::connect(cameraId, clientName,</text:span></text:p>
      <text:p text:style-name="Preformatted_20_Text"><text:span text:style-name="Source_20_Text"><text:s text:c="16"/>Camera::USE_CALLING_UID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jint status = Camera::connectLegacy(cameraId, halVersion, clientName,</text:span></text:p>
      <text:p text:style-name="Preformatted_20_Text"><text:span text:style-name="Source_20_Text"><text:s text:c="16"/>Camera::USE_CALLING_UID, camera);</text:span></text:p>
      <text:p text:style-name="Preformatted_20_Text"><text:span text:style-name="Source_20_Text"><text:s text:c="8"/>if (status != NO_ERROR) {</text:span></text:p>
      <text:p text:style-name="Preformatted_20_Text"><text:span text:style-name="Source_20_Text"><text:s text:c="12"/>return status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// We use a weak reference so the Camera object can be garbage collected.</text:span></text:p>
      <text:p text:style-name="Preformatted_20_Text"><text:span text:style-name="Source_20_Text"><text:s text:c="4"/>// The reference is only used as a proxy for callbacks.</text:span></text:p>
      <text:p text:style-name="Preformatted_20_Text"><text:span text:style-name="Source_20_Text"><text:s text:c="4"/>sp&lt;JNICameraContext&gt; context = new JNICameraContext(env, weak_this, clazz, camera);</text:span></text:p>
      <text:p text:style-name="Preformatted_20_Text"><text:span text:style-name="Source_20_Text"><text:s text:c="4"/>context-&gt;incStrong((void*)android_hardware_Camera_native_setup);</text:span></text:p>
      <text:p text:style-name="Preformatted_20_Text"><text:span text:style-name="Source_20_Text"><text:s text:c="4"/>camera-&gt;setListener(context);//listener用于处理底层数据上报</text:span></text:p>
      <text:p text:style-name="Preformatted_20_Text"/>
      <text:p text:style-name="Preformatted_20_Text"><text:span text:style-name="Source_20_Text"><text:s text:c="4"/>// save context in opaque field</text:span></text:p>
      <text:p text:style-name="Preformatted_20_Text"><text:span text:style-name="Source_20_Text"><text:s text:c="4"/>env-&gt;SetLongField(thiz, fields.context, (jlong)context.get());</text:span></text:p>
      <text:p text:style-name="Preformatted_20_Text"><text:span text:style-name="Source_20_Text"><text:s text:c="4"/>return NO_ERROR;</text:span></text:p>
      <text:p text:style-name="P1"><text:span text:style-name="Source_20_Text">}</text:span></text:p>
      <text:p text:style-name="Text_20_body">从JNI往下就是CPP，继续探寻Camera连接过程 <text:line-break/>Camera.cpp (frameworks\av\camera) <text:line-break/>CameraBase.cpp (frameworks\av\camera)</text:p>
      <text:p text:style-name="Preformatted_20_Text"><text:span text:style-name="Source_20_Text">sp&lt;Camera&gt; Camera::connect(int cameraId, const String16&amp; clientPackageName,</text:span></text:p>
      <text:p text:style-name="Preformatted_20_Text"><text:span text:style-name="Source_20_Text"><text:s text:c="8"/>int clientUid)</text:span></text:p>
      <text:p text:style-name="Preformatted_20_Text"><text:span text:style-name="Source_20_Text">{ <text:s text:c="2"/>//CameraBaseT为模板类</text:span></text:p>
      <text:p text:style-name="Preformatted_20_Text"><text:span text:style-name="Source_20_Text"><text:s text:c="4"/>return CameraBaseT::connect(cameraId, clientPackageName, clientUid);</text:span></text:p>
      <text:p text:style-name="P1"><text:span text:style-name="Source_20_Text">}</text:span></text:p>
      <text:p text:style-name="Text_20_body"><text:soft-page-break/>CameraBase中connect函数模板替换成</text:p>
      <text:p text:style-name="Preformatted_20_Text"><text:span text:style-name="Source_20_Text">sp&lt;Camera&gt; CameraBase&lt;Camera, CameraTraits&lt;Camera&gt;&gt;::connect(int cameraId,</text:span></text:p>
      <text:p text:style-name="Preformatted_20_Text"><text:span text:style-name="Source_20_Text"><text:s text:c="47"/>const String16&amp; clientPackageName,</text:span></text:p>
      <text:p text:style-name="Preformatted_20_Text"><text:span text:style-name="Source_20_Text"><text:s text:c="47"/>int clientUid)</text:span></text:p>
      <text:p text:style-name="Preformatted_20_Text"><text:span text:style-name="Source_20_Text">{</text:span></text:p>
      <text:p text:style-name="Preformatted_20_Text"><text:span text:style-name="Source_20_Text"><text:s text:c="4"/>ALOGV("%s: connect", __FUNCTION__);</text:span></text:p>
      <text:p text:style-name="Preformatted_20_Text"><text:span text:style-name="Source_20_Text"><text:s text:c="4"/>sp&lt;Camera&gt; c = new Camera(cameraId);</text:span></text:p>
      <text:p text:style-name="Preformatted_20_Text"><text:span text:style-name="Source_20_Text"><text:s text:c="4"/>sp&lt;ICameraClient&gt; cl = c;</text:span></text:p>
      <text:p text:style-name="Preformatted_20_Text"><text:span text:style-name="Source_20_Text"><text:s text:c="4"/>status_t status = NO_ERROR;</text:span></text:p>
      <text:p text:style-name="Preformatted_20_Text"><text:span text:style-name="Source_20_Text"><text:s text:c="4"/>const sp&lt;ICameraService&gt;&amp; cs = getCameraService();//获取CameraService的Bp</text:span></text:p>
      <text:p text:style-name="Preformatted_20_Text"/>
      <text:p text:style-name="Preformatted_20_Text"><text:span text:style-name="Source_20_Text"><text:s text:c="4"/>if (cs != 0) {</text:span></text:p>
      <text:p text:style-name="Preformatted_20_Text"><text:span text:style-name="Source_20_Text"><text:s text:c="8"/>//这里TCamConncectService是一个函数指针，指向的是ICameraService中的connect方法</text:span></text:p>
      <text:p text:style-name="Preformatted_20_Text"><text:span text:style-name="Source_20_Text"><text:s text:c="8"/>TCamConnectService fnConnectService = TCamTraits::fnConnectService;</text:span></text:p>
      <text:p text:style-name="Preformatted_20_Text"><text:span text:style-name="Source_20_Text"><text:s text:c="8"/>status = (cs.get()-&gt;*fnConnectService)(cl, cameraId, clientPackageName, clientUid,</text:span></text:p>
      <text:p text:style-name="Preformatted_20_Text"><text:span text:style-name="Source_20_Text"><text:s text:c="45"/>/*out*/ c-&gt;mCamera);</text:span></text:p>
      <text:p text:style-name="Preformatted_20_Text"><text:span text:style-name="Source_20_Text"><text:s text:c="8"/>status = (cs.get()-&gt;*fnConnectService)(cl, cameraId, clientPackageName, clientUid,</text:span></text:p>
      <text:p text:style-name="Preformatted_20_Text"><text:span text:style-name="Source_20_Text"><text:s text:c="45"/>/*out*/ c-&gt;mCamera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status == OK &amp;&amp; c-&gt;mCamera != 0) {</text:span></text:p>
      <text:p text:style-name="Preformatted_20_Text"><text:span text:style-name="Source_20_Text"><text:s text:c="8"/>c-&gt;mCamera-&gt;asBinder()-&gt;linkToDeath(c);</text:span></text:p>
      <text:p text:style-name="Preformatted_20_Text"><text:span text:style-name="Source_20_Text"><text:s text:c="8"/>c-&gt;mStatus = NO_ERROR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ALOGW("An error occurred while connecting to camera: %d", cameraId);</text:span></text:p>
      <text:p text:style-name="Preformatted_20_Text"><text:span text:style-name="Source_20_Text"><text:s text:c="8"/>c.clear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c;</text:span></text:p>
      <text:p text:style-name="P1"><text:span text:style-name="Source_20_Text">}</text:span></text:p>
      <text:p text:style-name="Text_20_body">这里可能有点绕，稍微讲解一下，模板上 <text:line-break/>template </text:p>
      <text:p text:style-name="Preformatted_20_Text"><text:span text:style-name="Source_20_Text">template &lt;typename TCam&gt;</text:span></text:p>
      <text:p text:style-name="Preformatted_20_Text"><text:span text:style-name="Source_20_Text">struct CameraTraits {</text:span></text:p>
      <text:p text:style-name="Preformatted_20_Text"><text:span text:style-name="Source_20_Text">};</text:span></text:p>
      <text:p text:style-name="P1"><text:span text:style-name="Source_20_Text">template &lt;typename TCam, typename TCamTraits = CameraTraits&lt;TCam&gt; &gt;</text:span></text:p>
      <text:p text:style-name="Text_20_body">然后我们再到Camera.h中看 <text:line-break/>template &lt;&gt; <text:line-break/>struct CameraTraits <text:line-break/>{ <text:line-break/>typedef CameraListener TCamListener; <text:line-break/>typedef ICamera TCamUser; <text:line-break/>typedef ICameraClient TCamCallbacks; <text:line-break/>typedef status_t (ICameraService::*TCamConnectService)(const sp&amp;, <text:line-break/>int, const String16&amp;, int, <text:line-break/>/<text:span text:style-name="Emphasis">out</text:span>/ <text:line-break/>sp&amp;); <text:line-break/>static TCamConnectService fnConnectService; <text:line-break/>}; <text:line-break/>中间有些过程，应该好理解了，这里绕了一下，最后落脚到ICameraService.cpp中的connect方法，这一部分涉及到Binder机制比较多，暂时先不讲解具体内容，注意调用的地方即可。 <text:line-break/>ICameraService.cpp (frameworks\av\camera)</text:p>
      <text:p text:style-name="Preformatted_20_Text"><text:soft-page-break/><text:span text:style-name="Source_20_Text"><text:s text:c="4"/>// connect to camera service (android.hardware.Camera)</text:span></text:p>
      <text:p text:style-name="Preformatted_20_Text"><text:span text:style-name="Source_20_Text"><text:s text:c="4"/>virtual status_t connect(const sp&lt;ICameraClient&gt;&amp; cameraClient, int cameraId,</text:span></text:p>
      <text:p text:style-name="Preformatted_20_Text"><text:span text:style-name="Source_20_Text"><text:s text:c="29"/>const String16 &amp;clientPackageName, int clientUid,</text:span></text:p>
      <text:p text:style-name="Preformatted_20_Text"><text:span text:style-name="Source_20_Text"><text:s text:c="29"/>/*out*/</text:span></text:p>
      <text:p text:style-name="Preformatted_20_Text"><text:span text:style-name="Source_20_Text"><text:s text:c="29"/>sp&lt;ICamera&gt;&amp; devic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arcel data, reply;</text:span></text:p>
      <text:p text:style-name="Preformatted_20_Text"><text:span text:style-name="Source_20_Text"><text:s text:c="8"/>data.writeInterfaceToken(ICameraService::getInterfaceDescriptor());</text:span></text:p>
      <text:p text:style-name="Preformatted_20_Text"><text:span text:style-name="Source_20_Text"><text:s text:c="8"/>data.writeStrongBinder(cameraClient-&gt;asBinder());</text:span></text:p>
      <text:p text:style-name="Preformatted_20_Text"><text:span text:style-name="Source_20_Text"><text:s text:c="8"/>data.writeInt32(cameraId);</text:span></text:p>
      <text:p text:style-name="Preformatted_20_Text"><text:span text:style-name="Source_20_Text"><text:s text:c="8"/>data.writeString16(clientPackageName);</text:span></text:p>
      <text:p text:style-name="Preformatted_20_Text"><text:span text:style-name="Source_20_Text"><text:s text:c="8"/>data.writeInt32(clientUid);</text:span></text:p>
      <text:p text:style-name="Preformatted_20_Text"><text:span text:style-name="Source_20_Text"><text:s text:c="8"/>remote()-&gt;transact(BnCameraService::CONNECT, data, &amp;reply);//通过binder远端调用传入的code为BnCameraservice::CONNECT</text:span></text:p>
      <text:p text:style-name="Preformatted_20_Text"/>
      <text:p text:style-name="Preformatted_20_Text"><text:span text:style-name="Source_20_Text"><text:s text:c="8"/>if (readExceptionCode(reply)) return -EPROTO;</text:span></text:p>
      <text:p text:style-name="Preformatted_20_Text"><text:span text:style-name="Source_20_Text"><text:s text:c="8"/>status_t status = reply.readInt32();</text:span></text:p>
      <text:p text:style-name="Preformatted_20_Text"><text:span text:style-name="Source_20_Text"><text:s text:c="8"/>if (reply.readInt32() != 0) {</text:span></text:p>
      <text:p text:style-name="Preformatted_20_Text"><text:span text:style-name="Source_20_Text"><text:s text:c="12"/>device = interface_cast&lt;ICamera&gt;(reply.readStrongBinder());//转换为BpCamera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status;</text:span></text:p>
      <text:p text:style-name="P1"><text:span text:style-name="Source_20_Text"><text:s text:c="4"/>}</text:span></text:p>
      <text:p text:style-name="Text_20_body">接下来或执行到BnCameraService的onTransact()方法，主要就是switch_case，上面传入的是CONNECT</text:p>
      <text:p text:style-name="Preformatted_20_Text"><text:span text:style-name="Source_20_Text">status_t BnCameraService::onTransact(</text:span></text:p>
      <text:p text:style-name="Preformatted_20_Text"><text:span text:style-name="Source_20_Text"><text:s text:c="4"/>uint32_t code, const Parcel&amp; data, Parcel* reply, uint32_t flags)</text:span></text:p>
      <text:p text:style-name="Preformatted_20_Text"><text:span text:style-name="Source_20_Text">{</text:span></text:p>
      <text:p text:style-name="Preformatted_20_Text"><text:span text:style-name="Source_20_Text"><text:s text:c="4"/>switch(code) 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8"/>case CONNECT: {</text:span></text:p>
      <text:p text:style-name="Preformatted_20_Text"><text:span text:style-name="Source_20_Text"><text:s text:c="12"/>CHECK_INTERFACE(ICameraService, data, reply);</text:span></text:p>
      <text:p text:style-name="Preformatted_20_Text"><text:span text:style-name="Source_20_Text"><text:s text:c="12"/>sp&lt;ICameraClient&gt; cameraClient =</text:span></text:p>
      <text:p text:style-name="Preformatted_20_Text"><text:span text:style-name="Source_20_Text"><text:s text:c="20"/>interface_cast&lt;ICameraClient&gt;(data.readStrongBinder());</text:span></text:p>
      <text:p text:style-name="Preformatted_20_Text"><text:span text:style-name="Source_20_Text"><text:s text:c="12"/>int32_t cameraId = data.readInt32();</text:span></text:p>
      <text:p text:style-name="Preformatted_20_Text"><text:span text:style-name="Source_20_Text"><text:s text:c="12"/>const String16 clientName = data.readString16();</text:span></text:p>
      <text:p text:style-name="Preformatted_20_Text"><text:span text:style-name="Source_20_Text"><text:s text:c="12"/>int32_t clientUid = data.readInt32();</text:span></text:p>
      <text:p text:style-name="Preformatted_20_Text"><text:span text:style-name="Source_20_Text"><text:s text:c="12"/>sp&lt;ICamera&gt; camera;</text:span></text:p>
      <text:p text:style-name="Preformatted_20_Text"><text:span text:style-name="Source_20_Text"><text:s text:c="12"/>status_t status = connect(cameraClient, cameraId,</text:span></text:p>
      <text:p text:style-name="Preformatted_20_Text"><text:span text:style-name="Source_20_Text"><text:s text:c="20"/>clientName, clientUid, /*out*/camera);</text:span></text:p>
      <text:p text:style-name="Preformatted_20_Text"><text:span text:style-name="Source_20_Text"><text:s text:c="20"/>//这里BnCameraService并没有实现connect函数，实际实现在CameraService中</text:span></text:p>
      <text:p text:style-name="Preformatted_20_Text"><text:span text:style-name="Source_20_Text"><text:s text:c="12"/>reply-&gt;writeNoException();</text:span></text:p>
      <text:p text:style-name="Preformatted_20_Text"><text:span text:style-name="Source_20_Text"><text:s text:c="12"/>reply-&gt;writeInt32(status);</text:span></text:p>
      <text:p text:style-name="Preformatted_20_Text"><text:span text:style-name="Source_20_Text"><text:s text:c="12"/>if (camera != NULL) {</text:span></text:p>
      <text:p text:style-name="Preformatted_20_Text"><text:span text:style-name="Source_20_Text"><text:s text:c="16"/>reply-&gt;writeInt32(1);</text:span></text:p>
      <text:p text:style-name="Preformatted_20_Text"><text:span text:style-name="Source_20_Text"><text:s text:c="16"/>reply-&gt;writeStrongBinder(camera-&gt;asBinder())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reply-&gt;writeInt32(0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NO_ERROR;</text:span></text:p>
      <text:p text:style-name="Preformatted_20_Text"><text:span text:style-name="Source_20_Text"><text:s text:c="8"/>} break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}</text:span></text:p>
      <text:p text:style-name="P1"><text:span text:style-name="Source_20_Text"><text:s/>}</text:span></text:p>
      <text:p text:style-name="Text_20_body">我们来看一下CameraService中的connect方法到底做了哪些事情</text:p>
      <text:p text:style-name="Preformatted_20_Text"><text:span text:style-name="Source_20_Text">status_t CameraService::connect(</text:span></text:p>
      <text:p text:style-name="Preformatted_20_Text"><text:soft-page-break/><text:span text:style-name="Source_20_Text"><text:s text:c="8"/>const sp&lt;ICameraClient&gt;&amp; cameraClient,</text:span></text:p>
      <text:p text:style-name="Preformatted_20_Text"><text:span text:style-name="Source_20_Text"><text:s text:c="8"/>int cameraId,</text:span></text:p>
      <text:p text:style-name="Preformatted_20_Text"><text:span text:style-name="Source_20_Text"><text:s text:c="8"/>const String16&amp; clientPackageName,</text:span></text:p>
      <text:p text:style-name="Preformatted_20_Text"><text:span text:style-name="Source_20_Text"><text:s text:c="8"/>int clientUid,</text:span></text:p>
      <text:p text:style-name="Preformatted_20_Text"><text:span text:style-name="Source_20_Text"><text:s text:c="8"/>/*out*/</text:span></text:p>
      <text:p text:style-name="Preformatted_20_Text"><text:span text:style-name="Source_20_Text"><text:s text:c="8"/>sp&lt;ICamera&gt;&amp; device) {</text:span></text:p>
      <text:p text:style-name="Preformatted_20_Text"/>
      <text:p text:style-name="Preformatted_20_Text"><text:span text:style-name="Source_20_Text"><text:s text:c="4"/>String8 clientName8(clientPackageName);</text:span></text:p>
      <text:p text:style-name="Preformatted_20_Text"><text:span text:style-name="Source_20_Text"><text:s text:c="4"/>int callingPid = getCallingPid();</text:span></text:p>
      <text:p text:style-name="Preformatted_20_Text"/>
      <text:p text:style-name="Preformatted_20_Text"><text:span text:style-name="Source_20_Text"><text:s text:c="4"/>LOG1("CameraService::connect E (pid %d \"%s\", id %d)", callingPid,</text:span></text:p>
      <text:p text:style-name="Preformatted_20_Text"><text:span text:style-name="Source_20_Text"><text:s text:c="12"/>clientName8.string(), cameraId);</text:span></text:p>
      <text:p text:style-name="Preformatted_20_Text"><text:span text:style-name="Source_20_Text"><text:s text:c="4"/>//对当前连接请求合法性的判断</text:span></text:p>
      <text:p text:style-name="Preformatted_20_Text"><text:span text:style-name="Source_20_Text"><text:s text:c="4"/>status_t status = validateConnect(cameraId, /*inout*/clientUid);</text:span></text:p>
      <text:p text:style-name="Preformatted_20_Text"><text:span text:style-name="Source_20_Text"><text:s text:c="4"/>if (status != OK) {</text:span></text:p>
      <text:p text:style-name="Preformatted_20_Text"><text:span text:style-name="Source_20_Text"><text:s text:c="8"/>return stat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Client类继承BnCamera BasicClient</text:span></text:p>
      <text:p text:style-name="Preformatted_20_Text"><text:span text:style-name="Source_20_Text"><text:s text:c="4"/>sp&lt;Client&gt; client;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utex::Autolock lock(mServiceLock);</text:span></text:p>
      <text:p text:style-name="Preformatted_20_Text"><text:span text:style-name="Source_20_Text"><text:s text:c="8"/>sp&lt;BasicClient&gt; clientTmp;</text:span></text:p>
      <text:p text:style-name="Preformatted_20_Text"><text:span text:style-name="Source_20_Text"><text:s text:c="8"/>//判断当前设备是否被占有或者是重复请求</text:span></text:p>
      <text:p text:style-name="Preformatted_20_Text"><text:span text:style-name="Source_20_Text"><text:s text:c="8"/>if (!canConnectUnsafe(cameraId, clientPackageName,</text:span></text:p>
      <text:p text:style-name="Preformatted_20_Text"><text:span text:style-name="Source_20_Text"><text:s text:c="30"/>cameraClient-&gt;asBinder(),</text:span></text:p>
      <text:p text:style-name="Preformatted_20_Text"><text:span text:style-name="Source_20_Text"><text:s text:c="30"/>/*out*/clientTmp)) {</text:span></text:p>
      <text:p text:style-name="Preformatted_20_Text"><text:span text:style-name="Source_20_Text"><text:s text:c="12"/>return -EBUSY;//从返回结果可以看出这个函数的用途</text:span></text:p>
      <text:p text:style-name="Preformatted_20_Text"><text:span text:style-name="Source_20_Text"><text:s text:c="8"/>} else if (client.get() != NULL) {</text:span></text:p>
      <text:p text:style-name="Preformatted_20_Text"><text:span text:style-name="Source_20_Text"><text:s text:c="12"/>device = static_cast&lt;Client*&gt;(clientTmp.get());</text:span></text:p>
      <text:p text:style-name="Preformatted_20_Text"><text:span text:style-name="Source_20_Text"><text:s text:c="12"/>return OK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//考虑当前没有其他程序占用摄像头，走到下一步</text:span></text:p>
      <text:p text:style-name="Preformatted_20_Text"><text:span text:style-name="Source_20_Text"><text:s text:c="8"/>status = connectHelperLocked(/*out*/client,</text:span></text:p>
      <text:p text:style-name="Preformatted_20_Text"><text:span text:style-name="Source_20_Text"><text:s text:c="37"/>cameraClient,</text:span></text:p>
      <text:p text:style-name="Preformatted_20_Text"><text:span text:style-name="Source_20_Text"><text:s text:c="37"/>cameraId,</text:span></text:p>
      <text:p text:style-name="Preformatted_20_Text"><text:span text:style-name="Source_20_Text"><text:s text:c="37"/>clientPackageName,</text:span></text:p>
      <text:p text:style-name="Preformatted_20_Text"><text:span text:style-name="Source_20_Text"><text:s text:c="37"/>clientUid,</text:span></text:p>
      <text:p text:style-name="Preformatted_20_Text"><text:span text:style-name="Source_20_Text"><text:s text:c="37"/>callingPid);</text:span></text:p>
      <text:p text:style-name="Preformatted_20_Text"><text:span text:style-name="Source_20_Text"><text:s text:c="8"/>if (status != OK) {</text:span></text:p>
      <text:p text:style-name="Preformatted_20_Text"><text:span text:style-name="Source_20_Text"><text:s text:c="12"/>return status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4"/>}</text:span></text:p>
      <text:p text:style-name="Preformatted_20_Text"><text:span text:style-name="Source_20_Text"><text:s text:c="4"/>// important: release the mutex here so the client can call back</text:span></text:p>
      <text:p text:style-name="Preformatted_20_Text"><text:span text:style-name="Source_20_Text"><text:s text:c="4"/>// <text:s text:c="3"/>into the service from its destructor (can be at the end of the call)</text:span></text:p>
      <text:p text:style-name="Preformatted_20_Text"><text:span text:style-name="Source_20_Text"><text:s text:c="4"/>//赋值给device作为传出参数</text:span></text:p>
      <text:p text:style-name="Preformatted_20_Text"><text:span text:style-name="Source_20_Text"><text:s text:c="4"/>device = client;</text:span></text:p>
      <text:p text:style-name="Preformatted_20_Text"><text:span text:style-name="Source_20_Text"><text:s text:c="4"/>return OK;</text:span></text:p>
      <text:p text:style-name="P1"><text:span text:style-name="Source_20_Text">}</text:span></text:p>
      <text:p text:style-name="Text_20_body">继续跟踪到connectHelperLocked()函数中</text:p>
      <text:p text:style-name="Preformatted_20_Text"><text:span text:style-name="Source_20_Text">status_t CameraService::connectHelperLocked(</text:span></text:p>
      <text:p text:style-name="Preformatted_20_Text"><text:span text:style-name="Source_20_Text"><text:s text:c="8"/>/*out*/</text:span></text:p>
      <text:p text:style-name="Preformatted_20_Text"><text:span text:style-name="Source_20_Text"><text:s text:c="8"/>sp&lt;Client&gt;&amp; client,</text:span></text:p>
      <text:p text:style-name="Preformatted_20_Text"><text:span text:style-name="Source_20_Text"><text:s text:c="8"/>/*in*/</text:span></text:p>
      <text:p text:style-name="Preformatted_20_Text"><text:span text:style-name="Source_20_Text"><text:s text:c="8"/>const sp&lt;ICameraClient&gt;&amp; cameraClient,</text:span></text:p>
      <text:p text:style-name="Preformatted_20_Text"><text:span text:style-name="Source_20_Text"><text:s text:c="8"/>int cameraId,</text:span></text:p>
      <text:p text:style-name="Preformatted_20_Text"><text:span text:style-name="Source_20_Text"><text:s text:c="8"/>const String16&amp; clientPackageName,</text:span></text:p>
      <text:p text:style-name="Preformatted_20_Text"><text:span text:style-name="Source_20_Text"><text:s text:c="8"/>int clientUid,</text:span></text:p>
      <text:p text:style-name="Preformatted_20_Text"><text:span text:style-name="Source_20_Text"><text:s text:c="8"/>int callingPid,</text:span></text:p>
      <text:p text:style-name="Preformatted_20_Text"><text:soft-page-break/><text:span text:style-name="Source_20_Text"><text:s text:c="8"/>int halVersion,</text:span></text:p>
      <text:p text:style-name="Preformatted_20_Text"><text:span text:style-name="Source_20_Text"><text:s text:c="8"/>bool legacyMode) {</text:span></text:p>
      <text:p text:style-name="Preformatted_20_Text"/>
      <text:p text:style-name="Preformatted_20_Text"><text:span text:style-name="Source_20_Text"><text:s text:c="4"/>int facing = -1;</text:span></text:p>
      <text:p text:style-name="Preformatted_20_Text"><text:span text:style-name="Source_20_Text"><text:s text:c="4"/>int deviceVersion = getDeviceVersion(cameraId, &amp;facing);</text:span></text:p>
      <text:p text:style-name="Preformatted_20_Text"/>
      <text:p text:style-name="Preformatted_20_Text"><text:span text:style-name="Source_20_Text"><text:s text:c="4"/>if (halVersion &lt; 0 || halVersion == deviceVersion) {</text:span></text:p>
      <text:p text:style-name="Preformatted_20_Text"><text:span text:style-name="Source_20_Text"><text:s text:c="8"/>// Default path: HAL version is unspecified by caller, create CameraClient</text:span></text:p>
      <text:p text:style-name="Preformatted_20_Text"><text:span text:style-name="Source_20_Text"><text:s text:c="8"/>// based on device version reported by the HAL.</text:span></text:p>
      <text:p text:style-name="Preformatted_20_Text"><text:span text:style-name="Source_20_Text"><text:s text:c="8"/>switch(deviceVersion) {</text:span></text:p>
      <text:p text:style-name="Preformatted_20_Text"><text:span text:style-name="Source_20_Text"><text:s text:c="10"/>case CAMERA_DEVICE_API_VERSION_1_0:</text:span></text:p>
      <text:p text:style-name="Preformatted_20_Text"><text:span text:style-name="Source_20_Text"><text:s text:c="12"/>//创建CameraClient对象</text:span></text:p>
      <text:p text:style-name="Preformatted_20_Text"><text:span text:style-name="Source_20_Text"><text:s text:c="12"/>client = new CameraClient(this, cameraClient,</text:span></text:p>
      <text:p text:style-name="Preformatted_20_Text"><text:span text:style-name="Source_20_Text"><text:s text:c="20"/>clientPackageName, cameraId,</text:span></text:p>
      <text:p text:style-name="Preformatted_20_Text"><text:span text:style-name="Source_20_Text"><text:s text:c="20"/>facing, callingPid, clientUid, getpid(), legacyMode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10"/>case CAMERA_DEVICE_API_VERSION_2_0:</text:span></text:p>
      <text:p text:style-name="Preformatted_20_Text"><text:span text:style-name="Source_20_Text"><text:s text:c="10"/>case CAMERA_DEVICE_API_VERSION_2_1:</text:span></text:p>
      <text:p text:style-name="Preformatted_20_Text"><text:span text:style-name="Source_20_Text"><text:s text:c="10"/>case CAMERA_DEVICE_API_VERSION_3_0:</text:span></text:p>
      <text:p text:style-name="Preformatted_20_Text"><text:span text:style-name="Source_20_Text"><text:s text:c="10"/>case CAMERA_DEVICE_API_VERSION_3_1:</text:span></text:p>
      <text:p text:style-name="Preformatted_20_Text"><text:span text:style-name="Source_20_Text"><text:s text:c="10"/>case CAMERA_DEVICE_API_VERSION_3_2:</text:span></text:p>
      <text:p text:style-name="Preformatted_20_Text"><text:span text:style-name="Source_20_Text"><text:s text:c="12"/>client = new Camera2Client(this, cameraClient,</text:span></text:p>
      <text:p text:style-name="Preformatted_20_Text"><text:span text:style-name="Source_20_Text"><text:s text:c="20"/>clientPackageName, cameraId,</text:span></text:p>
      <text:p text:style-name="Preformatted_20_Text"><text:span text:style-name="Source_20_Text"><text:s text:c="20"/>facing, callingPid, clientUid, getpid(), legacyMode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10"/>case -1:</text:span></text:p>
      <text:p text:style-name="Preformatted_20_Text"><text:span text:style-name="Source_20_Text"><text:s text:c="12"/>ALOGE("Invalid camera id %d", cameraId);</text:span></text:p>
      <text:p text:style-name="Preformatted_20_Text"><text:span text:style-name="Source_20_Text"><text:s text:c="12"/>return BAD_VALUE;</text:span></text:p>
      <text:p text:style-name="Preformatted_20_Text"><text:span text:style-name="Source_20_Text"><text:s text:c="10"/>default:</text:span></text:p>
      <text:p text:style-name="Preformatted_20_Text"><text:span text:style-name="Source_20_Text"><text:s text:c="12"/>ALOGE("Unknown camera device HAL version: %d", deviceVersion);</text:span></text:p>
      <text:p text:style-name="Preformatted_20_Text"><text:span text:style-name="Source_20_Text"><text:s text:c="12"/>return INVALID_OPERATION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A particular HAL version is requested by caller. Create CameraClient</text:span></text:p>
      <text:p text:style-name="Preformatted_20_Text"><text:span text:style-name="Source_20_Text"><text:s text:c="8"/>// based on the requested HAL version.</text:span></text:p>
      <text:p text:style-name="Preformatted_20_Text"><text:span text:style-name="Source_20_Text"><text:s text:c="8"/>if (deviceVersion &gt; CAMERA_DEVICE_API_VERSION_1_0 &amp;&amp;</text:span></text:p>
      <text:p text:style-name="Preformatted_20_Text"><text:span text:style-name="Source_20_Text"><text:s text:c="12"/>halVersion == CAMERA_DEVICE_API_VERSION_1_0) {</text:span></text:p>
      <text:p text:style-name="Preformatted_20_Text"><text:span text:style-name="Source_20_Text"><text:s text:c="12"/>// Only support higher HAL version device opened as HAL1.0 device.</text:span></text:p>
      <text:p text:style-name="Preformatted_20_Text"><text:span text:style-name="Source_20_Text"><text:s text:c="12"/>client = new CameraClient(this, cameraClient,</text:span></text:p>
      <text:p text:style-name="Preformatted_20_Text"><text:span text:style-name="Source_20_Text"><text:s text:c="20"/>clientPackageName, cameraId,</text:span></text:p>
      <text:p text:style-name="Preformatted_20_Text"><text:span text:style-name="Source_20_Text"><text:s text:c="20"/>facing, callingPid, clientUid, getpid(), legacyMod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Other combinations (e.g. HAL3.x open as HAL2.x) are not supported yet.</text:span></text:p>
      <text:p text:style-name="Preformatted_20_Text"><text:span text:style-name="Source_20_Text"><text:s text:c="12"/>ALOGE("Invalid camera HAL version %x: HAL %x device can only be"</text:span></text:p>
      <text:p text:style-name="Preformatted_20_Text"><text:span text:style-name="Source_20_Text"><text:s text:c="20"/>" opened as HAL %x device", halVersion, deviceVersion,</text:span></text:p>
      <text:p text:style-name="Preformatted_20_Text"><text:span text:style-name="Source_20_Text"><text:s text:c="20"/>CAMERA_DEVICE_API_VERSION_1_0);</text:span></text:p>
      <text:p text:style-name="Preformatted_20_Text"><text:span text:style-name="Source_20_Text"><text:s text:c="12"/>return INVALID_OPERATION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主要是对CameraClient的初始化过程</text:span></text:p>
      <text:p text:style-name="Preformatted_20_Text"><text:span text:style-name="Source_20_Text"><text:s text:c="4"/>status_t status = connectFinishUnsafe(client, client-&gt;getRemote());</text:span></text:p>
      <text:p text:style-name="Preformatted_20_Text"><text:span text:style-name="Source_20_Text"><text:s text:c="4"/>if (status != OK) {</text:span></text:p>
      <text:p text:style-name="Preformatted_20_Text"><text:span text:style-name="Source_20_Text"><text:s text:c="8"/>// this is probably not recoverable.. maybe the client can try again</text:span></text:p>
      <text:p text:style-name="Preformatted_20_Text"><text:span text:style-name="Source_20_Text"><text:s text:c="8"/>return status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保存CameraClient对象到本地数组中，以备CameraService使用</text:span></text:p>
      <text:p text:style-name="Preformatted_20_Text"><text:span text:style-name="Source_20_Text"><text:s text:c="4"/>mClient[cameraId] = client;</text:span></text:p>
      <text:p text:style-name="Preformatted_20_Text"><text:span text:style-name="Source_20_Text"><text:s text:c="4"/>LOG1("CameraService::connect X (id %d, this pid is %d)", cameraId,</text:span></text:p>
      <text:p text:style-name="Preformatted_20_Text"><text:span text:style-name="Source_20_Text"><text:s text:c="9"/>getpid());</text:span></text:p>
      <text:p text:style-name="Preformatted_20_Text"/>
      <text:p text:style-name="Preformatted_20_Text"><text:soft-page-break/><text:span text:style-name="Source_20_Text"><text:s text:c="4"/>return OK;</text:span></text:p>
      <text:p text:style-name="P1"><text:span text:style-name="Source_20_Text">}</text:span></text:p>
      <text:p text:style-name="Text_20_body">这里的client创建成功后会赋值给device，而device就是之前连接过程中的传入参数，到这里Camera的连接过程就基本完成了。</text:p>
      <text:p text:style-name="Text_20_body">本文主要顺着代码理了一下过程，具体细节地方可能有所忽略。主要的流程图如下，欢迎交流指正。</text:p>
      <text:p text:style-name="Text_20_body"><draw:frame draw:style-name="fr1" draw:name="graphics1" text:anchor-type="as-char" svg:width="32.808cm" svg:height="13.838cm" draw:z-index="0"><draw:image xlink:href="http://img.blog.csdn.net/20150815215308112" xlink:type="simple" xlink:show="embed" xlink:actuate="onLoad"/><svg:title>这里写图片描述</svg:title></draw:frame></text:p>
      <text:p text:style-name="Text_20_body">本文中代码使用的是Android5.1原始代码</text:p>
      <text:p text:style-name="Text_20_body">版权声明：本文为博主原创文章，未经博主允许不得转载。</text:p>
      <text:p text:style-name="Text_20_body"/>
      <text:p text:style-name="Text_20_body"/>
      <text:p text:style-name="Text_20_body"/>
      <text:p text:style-name="Text_20_body">上一次讲解了一下CameraService的启动过程，今天梳理一下Camera预览的过程</text:p>
      <text:h text:style-name="Heading_20_4" text:outline-level="4"><text:bookmark text:name="startpreview过程"/>StartPreview过程</text:h>
      <text:p text:style-name="Text_20_body">首先，我们还是从应用层的使用入手 <text:line-break/>Camera.java (packages\apps\legacycamera\src\com\android\camera)</text:p>
      <text:p text:style-name="Preformatted_20_Text"><text:span text:style-name="Source_20_Text"><text:s text:c="4"/>Thread mCameraPreviewThread = new Thread(new Runnable() {</text:span></text:p>
      <text:p text:style-name="Preformatted_20_Text"><text:span text:style-name="Source_20_Text"><text:s text:c="8"/>public void run() {</text:span></text:p>
      <text:p text:style-name="Preformatted_20_Text"><text:span text:style-name="Source_20_Text"><text:s text:c="12"/>initializeCapabilities(); //初始化参数</text:span></text:p>
      <text:p text:style-name="Preformatted_20_Text"><text:span text:style-name="Source_20_Text"><text:s text:c="12"/>startPreview(); //启动预览</text:span></text:p>
      <text:p text:style-name="Preformatted_20_Text"><text:soft-page-break/><text:span text:style-name="Source_20_Text"><text:s text:c="8"/>}</text:span></text:p>
      <text:p text:style-name="P1"><text:span text:style-name="Source_20_Text"><text:s text:c="4"/>});</text:span></text:p>
      <text:p text:style-name="Text_20_body">针对相机应用，采用了单独的线程来处理预览，猜测是为了加快预览显示的速度</text:p>
      <text:p text:style-name="Preformatted_20_Text"><text:span text:style-name="Source_20_Text">private void startPreview() 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// If we're previewing already, stop the preview first (this will blank</text:span></text:p>
      <text:p text:style-name="Preformatted_20_Text"><text:span text:style-name="Source_20_Text"><text:s text:c="8"/>// the screen).</text:span></text:p>
      <text:p text:style-name="Preformatted_20_Text"><text:span text:style-name="Source_20_Text"><text:s text:c="8"/>if (mCameraState != PREVIEW_STOPPED) stopPreview();</text:span></text:p>
      <text:p text:style-name="Preformatted_20_Text"/>
      <text:p text:style-name="Preformatted_20_Text"><text:span text:style-name="Source_20_Text"><text:s text:c="8"/>setPreviewDisplay(mSurfaceHolder); //设置SurfaceHolder</text:span></text:p>
      <text:p text:style-name="Preformatted_20_Text"><text:span text:style-name="Source_20_Text"><text:s text:c="8"/>setDisplayOrientation(); <text:s text:c="6"/>//设置显示方向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setCameraParameters(UPDATE_PARAM_ALL); //设置参数</text:span></text:p>
      <text:p text:style-name="Preformatted_20_Text"/>
      <text:p text:style-name="Preformatted_20_Text"><text:span text:style-name="Source_20_Text"><text:s text:c="8"/>// Inform the mainthread to go on the UI initialization.</text:span></text:p>
      <text:p text:style-name="Preformatted_20_Text"><text:span text:style-name="Source_20_Text"><text:s text:c="8"/>if (mCameraPreviewThread != null) {</text:span></text:p>
      <text:p text:style-name="Preformatted_20_Text"><text:span text:style-name="Source_20_Text"><text:s text:c="12"/>synchronized (mCameraPreviewThread) {</text:span></text:p>
      <text:p text:style-name="Preformatted_20_Text"><text:span text:style-name="Source_20_Text"><text:s text:c="16"/>mCameraPreviewThread.notify(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Log.v(TAG, "startPreview");</text:span></text:p>
      <text:p text:style-name="Preformatted_20_Text"><text:span text:style-name="Source_20_Text"><text:s text:c="12"/>mCameraDevice.startPreview(); //启动预览，若失败，关闭Camera</text:span></text:p>
      <text:p text:style-name="Preformatted_20_Text"><text:span text:style-name="Source_20_Text"><text:s text:c="8"/>} catch (Throwable ex) {</text:span></text:p>
      <text:p text:style-name="Preformatted_20_Text"><text:span text:style-name="Source_20_Text"><text:s text:c="12"/>closeCamera();</text:span></text:p>
      <text:p text:style-name="Preformatted_20_Text"><text:span text:style-name="Source_20_Text"><text:s text:c="12"/>throw new RuntimeException("startPreview failed", ex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......</text:span></text:p>
      <text:p text:style-name="P1"><text:span text:style-name="Source_20_Text"><text:s text:c="4"/>}</text:span></text:p>
      <text:p text:style-name="Text_20_body">这里就是APP中启动预览的过程，过程必然会是 <text:line-break/>java -&gt; JNI -&gt; cpp， <text:line-break/>然后通过Binder机制执行到CameraClient中的 <text:line-break/>CameraClient.cpp (av\services\camera\libcameraservice\api1)</text:p>
      <text:p text:style-name="Preformatted_20_Text"><text:span text:style-name="Source_20_Text">status_t CameraClient::startPreview() {</text:span></text:p>
      <text:p text:style-name="Preformatted_20_Text"><text:span text:style-name="Source_20_Text"><text:s text:c="4"/>LOG1("startPreview (pid %d)", getCallingPid());</text:span></text:p>
      <text:p text:style-name="Preformatted_20_Text"><text:span text:style-name="Source_20_Text"><text:s text:c="4"/>return startCameraMode(CAMERA_PREVIEW_MODE);</text:span></text:p>
      <text:p text:style-name="P1"><text:span text:style-name="Source_20_Text">}</text:span></text:p>
      <text:p text:style-name="Text_20_body">这里传入的是CAMERA_PREVIEW_MODE，枚举类型是在CameraClient.h中定义的 <text:line-break/>// camera operation mode <text:line-break/>enum camera_mode { <text:line-break/>CAMERA_PREVIEW_MODE = 0, // frame automatically released <text:line-break/>CAMERA_RECORDING_MODE = 1, // frame has to be explicitly released by releaseRecordingFrame() <text:line-break/>}; <text:line-break/>第一种是针对普通的预览，第二种是针对录像</text:p>
      <text:p text:style-name="Preformatted_20_Text"><text:span text:style-name="Source_20_Text">// start preview or recording</text:span></text:p>
      <text:p text:style-name="Preformatted_20_Text"><text:span text:style-name="Source_20_Text">status_t CameraClient::startCameraMode(camera_mode mode) {</text:span></text:p>
      <text:p text:style-name="Preformatted_20_Text"><text:span text:style-name="Source_20_Text"><text:s text:c="4"/>LOG1("startCameraMode(%d)", mode);</text:span></text:p>
      <text:p text:style-name="Preformatted_20_Text"><text:span text:style-name="Source_20_Text"><text:s text:c="4"/>Mutex::Autolock lock(mLock);</text:span></text:p>
      <text:p text:style-name="Preformatted_20_Text"><text:span text:style-name="Source_20_Text"><text:s text:c="4"/>status_t result = checkPidAndHardware();</text:span></text:p>
      <text:p text:style-name="Preformatted_20_Text"><text:span text:style-name="Source_20_Text"><text:s text:c="4"/>if (result != NO_ERROR) return result;</text:span></text:p>
      <text:p text:style-name="Preformatted_20_Text"/>
      <text:p text:style-name="Preformatted_20_Text"><text:span text:style-name="Source_20_Text"><text:s text:c="4"/>switch(mode) {</text:span></text:p>
      <text:p text:style-name="Preformatted_20_Text"><text:span text:style-name="Source_20_Text"><text:s text:c="8"/>case CAMERA_PREVIEW_MODE:</text:span></text:p>
      <text:p text:style-name="Preformatted_20_Text"><text:soft-page-break/><text:span text:style-name="Source_20_Text"><text:s text:c="12"/>if (mSurface == 0 &amp;&amp; mPreviewWindow == 0) { </text:span></text:p>
      <text:p text:style-name="Preformatted_20_Text"><text:span text:style-name="Source_20_Text"><text:s text:c="16"/>LOG1("mSurface is not set yet.");</text:span></text:p>
      <text:p text:style-name="Preformatted_20_Text"><text:span text:style-name="Source_20_Text"><text:s text:c="16"/>// still able to start preview in this case.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startPreviewMode(); //开始预览模式</text:span></text:p>
      <text:p text:style-name="Preformatted_20_Text"><text:span text:style-name="Source_20_Text"><text:s text:c="8"/>case CAMERA_RECORDING_MODE:</text:span></text:p>
      <text:p text:style-name="Preformatted_20_Text"><text:span text:style-name="Source_20_Text"><text:s text:c="12"/>if (mSurface == 0 &amp;&amp; mPreviewWindow == 0) {</text:span></text:p>
      <text:p text:style-name="Preformatted_20_Text"><text:span text:style-name="Source_20_Text"><text:s text:c="16"/>ALOGE("mSurface or mPreviewWindow must be set before startRecordingMode.");</text:span></text:p>
      <text:p text:style-name="Preformatted_20_Text"><text:span text:style-name="Source_20_Text"><text:s text:c="16"/>return INVALID_OPERATION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startRecordingMode(); //开始录像模式</text:span></text:p>
      <text:p text:style-name="Preformatted_20_Text"><text:span text:style-name="Source_20_Text"><text:s text:c="8"/>default:</text:span></text:p>
      <text:p text:style-name="Preformatted_20_Text"><text:span text:style-name="Source_20_Text"><text:s text:c="12"/>return UNKNOWN_ERROR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这里我们走的是预览模式</text:p>
      <text:p text:style-name="Preformatted_20_Text"><text:span text:style-name="Source_20_Text">status_t CameraClient::startPreviewMode() {</text:span></text:p>
      <text:p text:style-name="Preformatted_20_Text"><text:span text:style-name="Source_20_Text"><text:s text:c="4"/>LOG1("startPreviewMode"); //LOG1,一直忘记说了，这是有log开关用过setprop可以使用</text:span></text:p>
      <text:p text:style-name="Preformatted_20_Text"><text:span text:style-name="Source_20_Text"><text:s text:c="4"/>status_t result = NO_ERROR;</text:span></text:p>
      <text:p text:style-name="Preformatted_20_Text"/>
      <text:p text:style-name="Preformatted_20_Text"><text:span text:style-name="Source_20_Text"><text:s text:c="4"/>// if preview has been enabled, nothing needs to be done</text:span></text:p>
      <text:p text:style-name="Preformatted_20_Text"><text:span text:style-name="Source_20_Text"><text:s text:c="4"/>if (mHardware-&gt;previewEnabled()) { //如果已经启动预览，不必重复</text:span></text:p>
      <text:p text:style-name="Preformatted_20_Text"><text:span text:style-name="Source_20_Text"><text:s text:c="8"/>return NO_ERR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mPreviewWindow != 0) {</text:span></text:p>
      <text:p text:style-name="Preformatted_20_Text"><text:span text:style-name="Source_20_Text"><text:s text:c="8"/>//适配显示窗口的大小</text:span></text:p>
      <text:p text:style-name="Preformatted_20_Text"><text:span text:style-name="Source_20_Text"><text:s text:c="8"/>native_window_set_scaling_mode(mPreviewWindow.get(),</text:span></text:p>
      <text:p text:style-name="Preformatted_20_Text"><text:span text:style-name="Source_20_Text"><text:s text:c="16"/>NATIVE_WINDOW_SCALING_MODE_SCALE_TO_WINDOW);</text:span></text:p>
      <text:p text:style-name="Preformatted_20_Text"><text:span text:style-name="Source_20_Text"><text:s text:c="8"/>//调整帧数据的方向</text:span></text:p>
      <text:p text:style-name="Preformatted_20_Text"><text:span text:style-name="Source_20_Text"><text:s text:c="8"/>native_window_set_buffers_transform(mPreviewWindow.get(),</text:span></text:p>
      <text:p text:style-name="Preformatted_20_Text"><text:span text:style-name="Source_20_Text"><text:s text:c="16"/>mOrientation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mHardware-&gt;setPreviewWindow(mPreviewWindow); //设置mPreviewWindow为显示窗口</text:span></text:p>
      <text:p text:style-name="Preformatted_20_Text"><text:span text:style-name="Source_20_Text"><text:s text:c="4"/>result = mHardware-&gt;startPreview(); <text:s text:c="2"/>//HAL层启动预览</text:span></text:p>
      <text:p text:style-name="Preformatted_20_Text"/>
      <text:p text:style-name="Preformatted_20_Text"><text:span text:style-name="Source_20_Text"><text:s text:c="4"/>return result; //返回结果</text:span></text:p>
      <text:p text:style-name="P1"><text:span text:style-name="Source_20_Text">}</text:span></text:p>
      <text:p text:style-name="Text_20_body">这里面涉及到 native_window_set_scaling_mode，native_window_set_buffers_transform，直接跟代 码，看注释就可以理解，这部分涉及到显示的一些内容，这里暂时不做讲解，native_window_set_scaling_mode设置模式为 NATIVE_WINDOW_SCALING_MODE_SCALE_TO_WINDOW，native_window_set_buffers_transform 是用来调整方向。 <text:line-break/>这里有一个问题，mPreviewWindow是从何而来的呢？ <text:line-break/>还记得我们在应用层的startPreview()方法中会有这么一个过程</text:p>
      <text:p text:style-name="Preformatted_20_Text"><text:span text:style-name="Source_20_Text"><text:s text:c="8"/>setPreviewDisplay(mSurfaceHolder);</text:span></text:p>
      <text:p text:style-name="P1"><text:span text:style-name="Source_20_Text"><text:s text:c="8"/>setDisplayOrientation();</text:span></text:p>
      <text:p text:style-name="Text_20_body">这里的setPreviewDisplay(mSurfaceHolder)，中间的过程大家可以自己跟一下，最后会执行到</text:p>
      <text:p text:style-name="Preformatted_20_Text"><text:span text:style-name="Source_20_Text">status_t CameraClient::setPreviewTarget(</text:span></text:p>
      <text:p text:style-name="Preformatted_20_Text"><text:span text:style-name="Source_20_Text"><text:s text:c="8"/>const sp&lt;IGraphicBufferProducer&gt;&amp; bufferProducer) 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sp&lt;IBinder&gt; binder;</text:span></text:p>
      <text:p text:style-name="Preformatted_20_Text"><text:soft-page-break/><text:span text:style-name="Source_20_Text"><text:s text:c="4"/>sp&lt;ANativeWindow&gt; window;</text:span></text:p>
      <text:p text:style-name="Preformatted_20_Text"><text:span text:style-name="Source_20_Text"><text:s text:c="4"/>if (bufferProducer != 0) {</text:span></text:p>
      <text:p text:style-name="Preformatted_20_Text"><text:span text:style-name="Source_20_Text"><text:s text:c="8"/>binder = bufferProducer-&gt;asBinder();</text:span></text:p>
      <text:p text:style-name="Preformatted_20_Text"><text:span text:style-name="Source_20_Text"><text:s text:c="8"/>// Using controlledByApp flag to ensure that the buffer queue remains in</text:span></text:p>
      <text:p text:style-name="Preformatted_20_Text"><text:span text:style-name="Source_20_Text"><text:s text:c="8"/>// async mode for the old camera API, where many applications depend</text:span></text:p>
      <text:p text:style-name="Preformatted_20_Text"><text:span text:style-name="Source_20_Text"><text:s text:c="8"/>// on that behavior.</text:span></text:p>
      <text:p text:style-name="Preformatted_20_Text"><text:span text:style-name="Source_20_Text"><text:s text:c="8"/>window = new Surface(bufferProducer, /*controlledByApp*/ true); //这个家伙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setPreviewWindow(binder, window);</text:span></text:p>
      <text:p text:style-name="P1"><text:span text:style-name="Source_20_Text">}</text:span></text:p>
      <text:p text:style-name="Preformatted_20_Text"><text:span text:style-name="Source_20_Text">status_t CameraClient::setPreviewWindow(const sp&lt;IBinder&gt;&amp; binder,</text:span></text:p>
      <text:p text:style-name="Preformatted_20_Text"><text:span text:style-name="Source_20_Text"><text:s text:c="8"/>const sp&lt;ANativeWindow&gt;&amp; window) {</text:span></text:p>
      <text:p text:style-name="Preformatted_20_Text"><text:span text:style-name="Source_20_Text"><text:s text:c="4"/>Mutex::Autolock lock(mLock)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f (window != 0) {</text:span></text:p>
      <text:p text:style-name="Preformatted_20_Text"><text:span text:style-name="Source_20_Text"><text:s text:c="8"/>result = native_window_api_connect(window.get(), NATIVE_WINDOW_API_CAMERA);</text:span></text:p>
      <text:p text:style-name="Preformatted_20_Text"><text:span text:style-name="Source_20_Text"><text:s text:c="8"/>if (result != NO_ERROR) {</text:span></text:p>
      <text:p text:style-name="Preformatted_20_Text"><text:span text:style-name="Source_20_Text"><text:s text:c="12"/>ALOGE("native_window_api_connect failed: %s (%d)", strerror(-result),</text:span></text:p>
      <text:p text:style-name="Preformatted_20_Text"><text:span text:style-name="Source_20_Text"><text:s text:c="20"/>result);</text:span></text:p>
      <text:p text:style-name="Preformatted_20_Text"><text:span text:style-name="Source_20_Text"><text:s text:c="12"/>return result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If preview has been already started, register preview buffers now.</text:span></text:p>
      <text:p text:style-name="Preformatted_20_Text"><text:span text:style-name="Source_20_Text"><text:s text:c="4"/>if (mHardware-&gt;previewEnabled()) {</text:span></text:p>
      <text:p text:style-name="Preformatted_20_Text"><text:span text:style-name="Source_20_Text"><text:s text:c="8"/>if (window != 0) {</text:span></text:p>
      <text:p text:style-name="Preformatted_20_Text"><text:span text:style-name="Source_20_Text"><text:s text:c="12"/>native_window_set_scaling_mode(window.get(),</text:span></text:p>
      <text:p text:style-name="Preformatted_20_Text"><text:span text:style-name="Source_20_Text"><text:s text:c="20"/>NATIVE_WINDOW_SCALING_MODE_SCALE_TO_WINDOW);</text:span></text:p>
      <text:p text:style-name="Preformatted_20_Text"><text:span text:style-name="Source_20_Text"><text:s text:c="12"/>native_window_set_buffers_transform(window.get(), mOrientation);</text:span></text:p>
      <text:p text:style-name="Preformatted_20_Text"><text:span text:style-name="Source_20_Text"><text:s text:c="12"/>result = mHardware-&gt;setPreviewWindow(window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result == NO_ERROR) {</text:span></text:p>
      <text:p text:style-name="Preformatted_20_Text"><text:span text:style-name="Source_20_Text"><text:s text:c="8"/>// Everything has succeeded. <text:s/>Disconnect the old window and remember the</text:span></text:p>
      <text:p text:style-name="Preformatted_20_Text"><text:span text:style-name="Source_20_Text"><text:s text:c="8"/>// new window.</text:span></text:p>
      <text:p text:style-name="Preformatted_20_Text"><text:span text:style-name="Source_20_Text"><text:s text:c="8"/>disconnectWindow(mPreviewWindow);</text:span></text:p>
      <text:p text:style-name="Preformatted_20_Text"><text:span text:style-name="Source_20_Text"><text:s text:c="8"/>mSurface = binder;</text:span></text:p>
      <text:p text:style-name="Preformatted_20_Text"><text:span text:style-name="Source_20_Text"><text:s text:c="8"/>mPreviewWindow = window; //这里便是赋值的操作了，后面我们操作的mPreviewWindow 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Something went wrong after we connected to the new window, so</text:span></text:p>
      <text:p text:style-name="Preformatted_20_Text"><text:span text:style-name="Source_20_Text"><text:s text:c="8"/>// disconnect here.</text:span></text:p>
      <text:p text:style-name="Preformatted_20_Text"><text:span text:style-name="Source_20_Text"><text:s text:c="8"/>disconnectWindow(window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ult;</text:span></text:p>
      <text:p text:style-name="P1"><text:span text:style-name="Source_20_Text">}</text:span></text:p>
      <text:p text:style-name="Text_20_body">是不是看的很眼熟，和startPreviewMode()的过程有点相似。这就是mPreviewWindow的赋值过程。 <text:line-break/>回到setPreviewMode()函数中，其中主要的过程是这两个 <text:line-break/>mHardware-&gt;setPreviewWindow(mPreviewWindow); <text:line-break/>result = mHardware-&gt;startPreview(); <text:line-break/>这里都是HAL层的处理，将窗口传下去，然后启动预览，最后数据就可以投射到这个预览窗口上了。 <text:line-break/>我们继续往下看一下， <text:line-break/>CameraHardwareInterface.h (av\services\camera\libcameraservice\device1) </text:p>
      <text:p text:style-name="Preformatted_20_Text"><text:span text:style-name="Source_20_Text"><text:s text:c="4"/>/** Set the ANativeWindow to which preview frames are sent */</text:span></text:p>
      <text:p text:style-name="Preformatted_20_Text"><text:span text:style-name="Source_20_Text"><text:s text:c="4"/>status_t setPreviewWindow(const sp&lt;ANativeWindow&gt;&amp; buf)</text:span></text:p>
      <text:p text:style-name="Preformatted_20_Text"><text:soft-page-break/><text:span text:style-name="Source_20_Text"><text:s text:c="4"/>{</text:span></text:p>
      <text:p text:style-name="Preformatted_20_Text"><text:span text:style-name="Source_20_Text"><text:s text:c="8"/>ALOGV("%s(%s) buf %p", __FUNCTION__, mName.string(), buf.get());</text:span></text:p>
      <text:p text:style-name="Preformatted_20_Text"/>
      <text:p text:style-name="Preformatted_20_Text"><text:span text:style-name="Source_20_Text"><text:s text:c="8"/>if (mDevice-&gt;ops-&gt;set_preview_window) {</text:span></text:p>
      <text:p text:style-name="Preformatted_20_Text"><text:span text:style-name="Source_20_Text"><text:s text:c="12"/>mPreviewWindow = buf;</text:span></text:p>
      <text:p text:style-name="Preformatted_20_Text"><text:span text:style-name="Source_20_Text"><text:s text:c="12"/>mHalPreviewWindow.user = this;</text:span></text:p>
      <text:p text:style-name="Preformatted_20_Text"><text:span text:style-name="Source_20_Text"><text:s text:c="12"/>ALOGV("%s &amp;mHalPreviewWindow %p mHalPreviewWindow.user %p", __FUNCTION__,</text:span></text:p>
      <text:p text:style-name="Preformatted_20_Text"><text:span text:style-name="Source_20_Text"><text:s text:c="20"/>&amp;mHalPreviewWindow, mHalPreviewWindow.user);</text:span></text:p>
      <text:p text:style-name="Preformatted_20_Text"><text:span text:style-name="Source_20_Text"><text:s text:c="12"/>return mDevice-&gt;ops-&gt;set_preview_window(mDevice,</text:span></text:p>
      <text:p text:style-name="Preformatted_20_Text"><text:span text:style-name="Source_20_Text"><text:s text:c="20"/>buf.get() ? &amp;mHalPreviewWindow.nw : 0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INVALID_OPERATION;</text:span></text:p>
      <text:p text:style-name="P1"><text:span text:style-name="Source_20_Text"><text:s text:c="4"/>}</text:span></text:p>
      <text:p text:style-name="Preformatted_20_Text"><text:span text:style-name="Source_20_Text"><text:s text:c="3"/>/**</text:span></text:p>
      <text:p text:style-name="Preformatted_20_Text"><text:span text:style-name="Source_20_Text"><text:s text:c="5"/>* Start preview mode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status_t startPreview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(%s)", __FUNCTION__, mName.string());</text:span></text:p>
      <text:p text:style-name="Preformatted_20_Text"><text:span text:style-name="Source_20_Text"><text:s text:c="8"/>if (mDevice-&gt;ops-&gt;start_preview)</text:span></text:p>
      <text:p text:style-name="Preformatted_20_Text"><text:span text:style-name="Source_20_Text"><text:s text:c="12"/>return mDevice-&gt;ops-&gt;start_preview(mDevice);</text:span></text:p>
      <text:p text:style-name="Preformatted_20_Text"><text:span text:style-name="Source_20_Text"><text:s text:c="8"/>return INVALID_OPERATION;</text:span></text:p>
      <text:p text:style-name="P1"><text:span text:style-name="Source_20_Text"><text:s text:c="4"/>}</text:span></text:p>
      <text:p text:style-name="Text_20_body">这是一个空壳，我们去看具体的实现，这里我们看下android5.1源码中Qcom的实现，由于针对HAL层的不同厂商有不同的处理方式，在这里我们就随便找个目录下的进行分析，旨在看流程，理解一些基础的内容， <text:line-break/>QCamera2Hal.cpp （\device\asus\flo\camera\qcamera2\hal）</text:p>
      <text:p text:style-name="Preformatted_20_Text"><text:span text:style-name="Source_20_Text">#include "QCamera2Factory.h"</text:span></text:p>
      <text:p text:style-name="Preformatted_20_Text"/>
      <text:p text:style-name="Preformatted_20_Text"><text:span text:style-name="Source_20_Text">static hw_module_t camera_common = {</text:span></text:p>
      <text:p text:style-name="Preformatted_20_Text"><text:span text:style-name="Source_20_Text"><text:s text:c="4"/>tag: HARDWARE_MODULE_TAG,</text:span></text:p>
      <text:p text:style-name="Preformatted_20_Text"><text:span text:style-name="Source_20_Text"><text:s text:c="4"/>module_api_version: CAMERA_MODULE_API_VERSION_1_0,</text:span></text:p>
      <text:p text:style-name="Preformatted_20_Text"><text:span text:style-name="Source_20_Text"><text:s text:c="4"/>hal_api_version: HARDWARE_HAL_API_VERSION,</text:span></text:p>
      <text:p text:style-name="Preformatted_20_Text"><text:span text:style-name="Source_20_Text"><text:s text:c="4"/>id: CAMERA_HARDWARE_MODULE_ID,</text:span></text:p>
      <text:p text:style-name="Preformatted_20_Text"><text:span text:style-name="Source_20_Text"><text:s text:c="4"/>name: "QCamera Module",</text:span></text:p>
      <text:p text:style-name="Preformatted_20_Text"><text:span text:style-name="Source_20_Text"><text:s text:c="4"/>author: "Qualcomm Innovation Center Inc",</text:span></text:p>
      <text:p text:style-name="Preformatted_20_Text"><text:span text:style-name="Source_20_Text"><text:s text:c="4"/>methods: &amp;qcamera::QCamera2Factory::mModuleMethods,</text:span></text:p>
      <text:p text:style-name="Preformatted_20_Text"><text:span text:style-name="Source_20_Text"><text:s text:c="4"/>dso: NULL,</text:span></text:p>
      <text:p text:style-name="Preformatted_20_Text"><text:span text:style-name="Source_20_Text"><text:s text:c="4"/>reserved: <text:s/>{0},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amera_module_t HAL_MODULE_INFO_SYM = {</text:span></text:p>
      <text:p text:style-name="Preformatted_20_Text"><text:span text:style-name="Source_20_Text"><text:s text:c="4"/>common: camera_common,</text:span></text:p>
      <text:p text:style-name="Preformatted_20_Text"><text:span text:style-name="Source_20_Text"><text:s text:c="4"/>get_number_of_cameras: qcamera::QCamera2Factory::get_number_of_cameras,</text:span></text:p>
      <text:p text:style-name="Preformatted_20_Text"><text:span text:style-name="Source_20_Text"><text:s text:c="4"/>get_camera_info: qcamera::QCamera2Factory::get_camera_info,</text:span></text:p>
      <text:p text:style-name="Preformatted_20_Text"><text:span text:style-name="Source_20_Text"><text:s text:c="4"/>set_callbacks: NULL,</text:span></text:p>
      <text:p text:style-name="Preformatted_20_Text"><text:span text:style-name="Source_20_Text"><text:s text:c="4"/>get_vendor_tag_ops: NULL,</text:span></text:p>
      <text:p text:style-name="Preformatted_20_Text"><text:span text:style-name="Source_20_Text"><text:s text:c="4"/>open_legacy: NULL,</text:span></text:p>
      <text:p text:style-name="Preformatted_20_Text"><text:span text:style-name="Source_20_Text"><text:s text:c="4"/>reserved: {0}</text:span></text:p>
      <text:p text:style-name="P1"><text:span text:style-name="Source_20_Text">};</text:span></text:p>
      <text:p text:style-name="Text_20_body">这里提一下HAL_MODULE_INFO_SYM这个东西，本身就是一个定义在hardware.h下的一个宏，看注释，意思很明显</text:p>
      <text:p text:style-name="Preformatted_20_Text"><text:span text:style-name="Source_20_Text">define HAL_MODULE_INFO_SYM HMI </text:span></text:p>
      <text:p text:style-name="P1"><text:span text:style-name="Source_20_Text">//.so中将一个符号HMI,获取此符号的地址，就获取到了对应的hw_module_t地址</text:span></text:p>
      <text:p text:style-name="Text_20_body"><text:soft-page-break/>HAL_MODULE_INFO_SYM，这个是HAL 编译生成的so的入口，CameraService会获取这个来操作so <text:line-break/>camera_common是针对HAL规范定义的一些内容。 <text:line-break/>Camera的open指向的是&amp;qcamera::QCamera2Factory::mModuleMethods中的open方法，如下</text:p>
      <text:p text:style-name="Preformatted_20_Text"><text:span text:style-name="Source_20_Text">struct hw_module_methods_t QCamera2Factory::mModuleMethods = {</text:span></text:p>
      <text:p text:style-name="Preformatted_20_Text"><text:span text:style-name="Source_20_Text"><text:s text:c="4"/>open: QCamera2Factory::camera_device_open,</text:span></text:p>
      <text:p text:style-name="P1"><text:span text:style-name="Source_20_Text">};</text:span></text:p>
      <text:p text:style-name="Text_20_body">这个方法中打开设备节点，我们可以看到HAL层中open的过程是很有讲究的，也不能这么说，应为HAL的处理方式基本上都是如此。</text:p>
      <text:p text:style-name="Preformatted_20_Text"><text:span text:style-name="Source_20_Text">int QCamera2Factory::camera_device_open(</text:span></text:p>
      <text:p text:style-name="Preformatted_20_Text"><text:span text:style-name="Source_20_Text"><text:s text:c="4"/>const struct hw_module_t *module, const char *id,</text:span></text:p>
      <text:p text:style-name="Preformatted_20_Text"><text:span text:style-name="Source_20_Text"><text:s text:c="4"/>struct hw_device_t **hw_device)</text:span></text:p>
      <text:p text:style-name="Preformatted_20_Text"><text:span text:style-name="Source_20_Text">{</text:span></text:p>
      <text:p text:style-name="Preformatted_20_Text"><text:span text:style-name="Source_20_Text"><text:s text:c="4"/>if (module != &amp;HAL_MODULE_INFO_SYM.common) {</text:span></text:p>
      <text:p text:style-name="Preformatted_20_Text"><text:span text:style-name="Source_20_Text"><text:s text:c="8"/>ALOGE("Invalid module. Trying to open %p, expect %p",</text:span></text:p>
      <text:p text:style-name="Preformatted_20_Text"><text:span text:style-name="Source_20_Text"><text:s text:c="12"/>module, &amp;HAL_MODULE_INFO_SYM.common);</text:span></text:p>
      <text:p text:style-name="Preformatted_20_Text"><text:span text:style-name="Source_20_Text"><text:s text:c="8"/>return INVALID_OPERATIO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!id) {</text:span></text:p>
      <text:p text:style-name="Preformatted_20_Text"><text:span text:style-name="Source_20_Text"><text:s text:c="8"/>ALOGE("Invalid camera id");</text:span></text:p>
      <text:p text:style-name="Preformatted_20_Text"><text:span text:style-name="Source_20_Text"><text:s text:c="8"/>return BAD_VALU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gQCamera2Factory.cameraDeviceOpen(atoi(id), hw_device);</text:span></text:p>
      <text:p text:style-name="P1"><text:span text:style-name="Source_20_Text">}</text:span></text:p>
      <text:p text:style-name="Preformatted_20_Text"><text:span text:style-name="Source_20_Text">int QCamera2Factory::cameraDeviceOpen(int camera_id,</text:span></text:p>
      <text:p text:style-name="Preformatted_20_Text"><text:span text:style-name="Source_20_Text"><text:s text:c="20"/>struct hw_device_t **hw_device)</text:span></text:p>
      <text:p text:style-name="Preformatted_20_Text"><text:span text:style-name="Source_20_Text">{</text:span></text:p>
      <text:p text:style-name="Preformatted_20_Text"><text:span text:style-name="Source_20_Text"><text:s text:c="4"/>int rc = NO_ERROR;</text:span></text:p>
      <text:p text:style-name="Preformatted_20_Text"><text:span text:style-name="Source_20_Text"><text:s text:c="4"/>if (camera_id &lt; 0 || camera_id &gt;= mNumOfCameras)</text:span></text:p>
      <text:p text:style-name="Preformatted_20_Text"><text:span text:style-name="Source_20_Text"><text:s text:c="8"/>return BAD_VALUE;</text:span></text:p>
      <text:p text:style-name="Preformatted_20_Text"><text:span text:style-name="Source_20_Text"><text:s text:c="4"/>//到这里才是真正的HAL层的创建，可见HAL层的创建和open操作是相关的</text:span></text:p>
      <text:p text:style-name="Preformatted_20_Text"><text:span text:style-name="Source_20_Text"><text:s text:c="4"/>QCamera2HardwareInterface *hw = new QCamera2HardwareInterface(camera_id);</text:span></text:p>
      <text:p text:style-name="Preformatted_20_Text"><text:span text:style-name="Source_20_Text"><text:s text:c="4"/>if (!hw) {</text:span></text:p>
      <text:p text:style-name="Preformatted_20_Text"><text:span text:style-name="Source_20_Text"><text:s text:c="8"/>ALOGE("Allocation of hardware interface failed");</text:span></text:p>
      <text:p text:style-name="Preformatted_20_Text"><text:span text:style-name="Source_20_Text"><text:s text:c="8"/>return NO_MEMORY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c = hw-&gt;openCamera(hw_device);</text:span></text:p>
      <text:p text:style-name="Preformatted_20_Text"><text:span text:style-name="Source_20_Text"><text:s text:c="4"/>if (rc != NO_ERROR) {</text:span></text:p>
      <text:p text:style-name="Preformatted_20_Text"><text:span text:style-name="Source_20_Text"><text:s text:c="8"/>delete hw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之前在CameraService过程中提到的CameraHardwareInterface空壳就是为这个QCamera2HardwareInterface准备的，具体实现全部都在这个类中。 <text:line-break/>关于QCamera2HardwareInterface的内容我们在后面会讲到，这里暂且先放一下，接着上面的 <text:line-break/>mHardware-&gt;setPreviewWindow(mPreviewWindow); <text:line-break/>result = mHardware-&gt;startPreview(); <text:line-break/>经过CameraHardwareInterface后 <text:line-break/>mDevice-&gt;ops-&gt;set_preview_window(mDevice, buf.get() ? &amp;mHalPreviewWindow.nw : 0); <text:line-break/>mDevice-&gt;ops-&gt;start_preview(mDevice); <text:line-break/>然后经过QCamera2HardwareInterface中的mCameraOps函数指针对应表 <text:line-break/><text:soft-page-break/>set_preview_window: QCamera2HardwareInterface::set_preview_window <text:line-break/>start_preview: QCamera2HardwareInterface::start_preview <text:line-break/>所以会调用到</text:p>
      <text:p text:style-name="Preformatted_20_Text"><text:span text:style-name="Source_20_Text">int QCamera2HardwareInterface::set_preview_window(struct camera_device *device,</text:span></text:p>
      <text:p text:style-name="Preformatted_20_Text"><text:span text:style-name="Source_20_Text"><text:s text:c="8"/>struct preview_stream_ops *window)</text:span></text:p>
      <text:p text:style-name="Preformatted_20_Text"><text:span text:style-name="Source_20_Text">{</text:span></text:p>
      <text:p text:style-name="Preformatted_20_Text"><text:span text:style-name="Source_20_Text"><text:s text:c="4"/>int rc = NO_ERROR;</text:span></text:p>
      <text:p text:style-name="Preformatted_20_Text"><text:span text:style-name="Source_20_Text"><text:s text:c="4"/>QCamera2HardwareInterface *hw =</text:span></text:p>
      <text:p text:style-name="Preformatted_20_Text"><text:span text:style-name="Source_20_Text"><text:s text:c="8"/>reinterpret_cast&lt;QCamera2HardwareInterface *&gt;(device-&gt;priv);</text:span></text:p>
      <text:p text:style-name="Preformatted_20_Text"><text:span text:style-name="Source_20_Text"><text:s text:c="4"/>if (!hw) {</text:span></text:p>
      <text:p text:style-name="Preformatted_20_Text"><text:span text:style-name="Source_20_Text"><text:s text:c="8"/>ALOGE("%s: NULL camera device", __func__);</text:span></text:p>
      <text:p text:style-name="Preformatted_20_Text"><text:span text:style-name="Source_20_Text"><text:s text:c="8"/>return BAD_VALU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hw-&gt;lockAPI();</text:span></text:p>
      <text:p text:style-name="Preformatted_20_Text"><text:span text:style-name="Source_20_Text"><text:s text:c="4"/>rc = hw-&gt;processAPI(QCAMERA_SM_EVT_SET_PREVIEW_WINDOW, (void *)window);</text:span></text:p>
      <text:p text:style-name="Preformatted_20_Text"><text:span text:style-name="Source_20_Text"><text:s text:c="4"/>if (rc == NO_ERROR) {</text:span></text:p>
      <text:p text:style-name="Preformatted_20_Text"><text:span text:style-name="Source_20_Text"><text:s text:c="8"/>hw-&gt;waitAPIResult(QCAMERA_SM_EVT_SET_PREVIEW_WINDOW);</text:span></text:p>
      <text:p text:style-name="Preformatted_20_Text"><text:span text:style-name="Source_20_Text"><text:s text:c="8"/>rc = hw-&gt;m_apiResult.status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hw-&gt;unlockAPI();</text:span></text:p>
      <text:p text:style-name="Preformatted_20_Text"/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这里会经过一轮状态机，暂时先不讲，然后执行到 <text:line-break/>int QCamera2HardwareInterface::setPreviewWindow( <text:line-break/>struct preview_stream_ops *window) <text:line-break/>{ <text:line-break/>mPreviewWindow = window; <text:line-break/>return NO_ERROR; <text:line-break/>} <text:line-break/>同理，startPreview也会执行到 <text:line-break/>int QCamera2HardwareInterface::startPreview() <text:line-break/>{ <text:line-break/>int32_t rc = NO_ERROR; <text:line-break/>ALOGD(“%s: E”, <text:span text:style-name="Strong_20_Emphasis">func</text:span>); <text:line-break/>// start preview stream <text:line-break/>if (mParameters.isZSLMode() &amp;&amp; mParameters.getRecordingHintValue() !=true) { <text:line-break/>rc = startChannel(QCAMERA_CH_TYPE_ZSL); <text:line-break/>} else { <text:line-break/>rc = startChannel(QCAMERA_CH_TYPE_PREVIEW); <text:line-break/>} <text:line-break/>ALOGD(“%s: X”, <text:span text:style-name="Strong_20_Emphasis">func</text:span>); <text:line-break/>return rc; <text:line-break/>} <text:line-break/>这里开启通道，可以理解成数据通道，ZSL是之前没有的，所谓ZSL就是触发拍照后不停止预览。 <text:line-break/>这里看到会根据当前是都支持ZSL模式而进入不同的通道，我们这里就看QCAMERA_CH_TYPE_PREVIEW，startChannel</text:p>
      <text:p text:style-name="Preformatted_20_Text"><text:span text:style-name="Source_20_Text">int32_t QCamera2HardwareInterface::startChannel(qcamera_ch_type_enum_t ch_type)</text:span></text:p>
      <text:p text:style-name="Preformatted_20_Text"><text:span text:style-name="Source_20_Text">{</text:span></text:p>
      <text:p text:style-name="Preformatted_20_Text"><text:span text:style-name="Source_20_Text"><text:s text:c="4"/>int32_t rc = UNKNOWN_ERROR;</text:span></text:p>
      <text:p text:style-name="Preformatted_20_Text"><text:span text:style-name="Source_20_Text"><text:s text:c="4"/>if (m_channels[ch_type] != NULL) {</text:span></text:p>
      <text:p text:style-name="Preformatted_20_Text"><text:span text:style-name="Source_20_Text"><text:s text:c="8"/>rc = m_channels[ch_type]-&gt;start()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m_channels是不同的通道的实例的数组，这里如果没有PREVIEW的channel就直接return，岂不是无法启动预览，这个流程感觉有点不对劲。但是这整个过程跟下来也没有看到m_channels相关的初始化过程。</text:p>
      <text:p text:style-name="Text_20_body">这个问题出在我刚才从CameraHardwareInterface跟到QCamera2HardwareInterface的时候跳过的一个内容—–状态机，在状态机中会执行一个preparePreview()的操作</text:p>
      <text:p text:style-name="Preformatted_20_Text"><text:span text:style-name="Source_20_Text">int32_t QCamera2HardwareInterface::preparePreview()</text:span></text:p>
      <text:p text:style-name="Preformatted_20_Text"><text:span text:style-name="Source_20_Text">{</text:span></text:p>
      <text:p text:style-name="Preformatted_20_Text"><text:span text:style-name="Source_20_Text"><text:s text:c="4"/>int32_t rc = NO_ERROR;</text:span></text:p>
      <text:p text:style-name="Preformatted_20_Text"/>
      <text:p text:style-name="Preformatted_20_Text"><text:span text:style-name="Source_20_Text"><text:s text:c="4"/>if (mParameters.isZSLMode() &amp;&amp; mParameters.getRecordingHintValue() !=true) {</text:span></text:p>
      <text:p text:style-name="Preformatted_20_Text"><text:span text:style-name="Source_20_Text"><text:s text:c="8"/>rc = addChannel(QCAMERA_CH_TYPE_ZSL); //这里我们就添加了一个channel,当然这里是ZSL的</text:span></text:p>
      <text:p text:style-name="Preformatted_20_Text"><text:span text:style-name="Source_20_Text"><text:s text:c="8"/>if (rc != NO_ERROR) {</text:span></text:p>
      <text:p text:style-name="Preformatted_20_Text"><text:span text:style-name="Source_20_Text"><text:s text:c="12"/>return rc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bool recordingHint = mParameters.getRecordingHintValue(); //recording</text:span></text:p>
      <text:p text:style-name="Preformatted_20_Text"><text:span text:style-name="Source_20_Text"><text:s text:c="8"/>if(recordingHint) {</text:span></text:p>
      <text:p text:style-name="Preformatted_20_Text"><text:span text:style-name="Source_20_Text"><text:s text:c="12"/>rc = addChannel(QCAMERA_CH_TYPE_SNAPSHOT); <text:s/>//录像中是可以拍照的，需要snapshot channel</text:span></text:p>
      <text:p text:style-name="Preformatted_20_Text"><text:span text:style-name="Source_20_Text"><text:s text:c="12"/>if (rc != NO_ERROR) {</text:span></text:p>
      <text:p text:style-name="Preformatted_20_Text"><text:span text:style-name="Source_20_Text"><text:s text:c="16"/>return rc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rc = addChannel(QCAMERA_CH_TYPE_VIDEO); //video channel</text:span></text:p>
      <text:p text:style-name="Preformatted_20_Text"><text:span text:style-name="Source_20_Text"><text:s text:c="12"/>if (rc != NO_ERROR) {</text:span></text:p>
      <text:p text:style-name="Preformatted_20_Text"><text:span text:style-name="Source_20_Text"><text:s text:c="16"/>delChannel(QCAMERA_CH_TYPE_SNAPSHOT);</text:span></text:p>
      <text:p text:style-name="Preformatted_20_Text"><text:span text:style-name="Source_20_Text"><text:s text:c="16"/>return rc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rc = addChannel(QCAMERA_CH_TYPE_PREVIEW); //添加preview <text:s/>channel</text:span></text:p>
      <text:p text:style-name="Preformatted_20_Text"><text:span text:style-name="Source_20_Text"><text:s text:c="8"/>if (rc != NO_ERROR) {</text:span></text:p>
      <text:p text:style-name="Preformatted_20_Text"><text:span text:style-name="Source_20_Text"><text:s text:c="12"/>if (recordingHint) {</text:span></text:p>
      <text:p text:style-name="Preformatted_20_Text"><text:span text:style-name="Source_20_Text"><text:s text:c="16"/>delChannel(QCAMERA_CH_TYPE_SNAPSHOT);</text:span></text:p>
      <text:p text:style-name="Preformatted_20_Text"><text:span text:style-name="Source_20_Text"><text:s text:c="16"/>delChannel(QCAMERA_CH_TYPE_VIDEO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rc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在addchannel()的过程中会根据不同的channel类型创建不同的实例，这里我们直接看从addChannel()转到的addPreviewChannel()函数</text:p>
      <text:p text:style-name="Preformatted_20_Text"><text:span text:style-name="Source_20_Text">int32_t QCamera2HardwareInterface::addPreviewChannel()</text:span></text:p>
      <text:p text:style-name="Preformatted_20_Text"><text:span text:style-name="Source_20_Text">{</text:span></text:p>
      <text:p text:style-name="Preformatted_20_Text"><text:span text:style-name="Source_20_Text"><text:s text:c="4"/>int32_t rc = NO_ERROR;</text:span></text:p>
      <text:p text:style-name="Preformatted_20_Text"><text:span text:style-name="Source_20_Text"><text:s text:c="4"/>QCameraChannel *pChannel = NULL; //初始化一个QCameraChanel，后面要使用</text:span></text:p>
      <text:p text:style-name="Preformatted_20_Text"><text:span text:style-name="Source_20_Text"><text:s text:c="4"/>if (m_channels[QCAMERA_CH_TYPE_PREVIEW] != NULL) {</text:span></text:p>
      <text:p text:style-name="Preformatted_20_Text"><text:span text:style-name="Source_20_Text"><text:s text:c="8"/>// if we had preview channel before, delete it first</text:span></text:p>
      <text:p text:style-name="Preformatted_20_Text"><text:span text:style-name="Source_20_Text"><text:s text:c="8"/>delete m_channels[QCAMERA_CH_TYPE_PREVIEW]; //如果之前preview channel存在，</text:span><text:soft-page-break/><text:span text:style-name="Source_20_Text">干掉</text:span></text:p>
      <text:p text:style-name="Preformatted_20_Text"><text:span text:style-name="Source_20_Text"><text:s text:c="8"/>m_channels[QCAMERA_CH_TYPE_PREVIEW] = NULL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Channel = new QCameraChannel(mCameraHandle-&gt;camera_handle,</text:span></text:p>
      <text:p text:style-name="Preformatted_20_Text"><text:span text:style-name="Source_20_Text"><text:s text:c="34"/>mCameraHandle-&gt;ops); </text:span></text:p>
      <text:p text:style-name="Preformatted_20_Text"><text:span text:style-name="Source_20_Text"><text:s text:c="4"/>//new 一个新的channel</text:span></text:p>
      <text:p text:style-name="Preformatted_20_Text"><text:span text:style-name="Source_20_Text"><text:s text:c="4"/>.....</text:span></text:p>
      <text:p text:style-name="Preformatted_20_Text"><text:span text:style-name="Source_20_Text"><text:s text:c="4"/>// meta data stream always coexists with preview if applicable</text:span></text:p>
      <text:p text:style-name="Preformatted_20_Text"><text:span text:style-name="Source_20_Text"><text:s text:c="4"/>rc = addStreamToChannel(pChannel, CAM_STREAM_TYPE_METADATA,</text:span></text:p>
      <text:p text:style-name="Preformatted_20_Text"><text:span text:style-name="Source_20_Text"><text:s text:c="28"/>metadata_stream_cb_routine, this);</text:span></text:p>
      <text:p text:style-name="Preformatted_20_Text"><text:span text:style-name="Source_20_Text"><text:s text:c="4"/>//添加metadata stream cb</text:span></text:p>
      <text:p text:style-name="Preformatted_20_Text"><text:span text:style-name="Source_20_Text"><text:s text:c="4"/>if (rc != NO_ERROR) {</text:span></text:p>
      <text:p text:style-name="Preformatted_20_Text"><text:span text:style-name="Source_20_Text"><text:s text:c="8"/>ALOGE("%s: add metadata stream failed, ret = %d", __func__, rc);</text:span></text:p>
      <text:p text:style-name="Preformatted_20_Text"><text:span text:style-name="Source_20_Text"><text:s text:c="8"/>delete pChannel;</text:span></text:p>
      <text:p text:style-name="Preformatted_20_Text"><text:span text:style-name="Source_20_Text"><text:s text:c="8"/>return rc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isNoDisplayMode()) { //判断是否为不需要显示的模式</text:span></text:p>
      <text:p text:style-name="Preformatted_20_Text"><text:span text:style-name="Source_20_Text"><text:s text:c="8"/>rc = addStreamToChannel(pChannel, CAM_STREAM_TYPE_PREVIEW,</text:span></text:p>
      <text:p text:style-name="Preformatted_20_Text"><text:span text:style-name="Source_20_Text"><text:s text:c="32"/>nodisplay_preview_stream_cb_routine, this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这里添加preview stream cb到channel中</text:span></text:p>
      <text:p text:style-name="Preformatted_20_Text"><text:span text:style-name="Source_20_Text"><text:s text:c="8"/>rc = addStreamToChannel(pChannel, CAM_STREAM_TYPE_PREVIEW,</text:span></text:p>
      <text:p text:style-name="Preformatted_20_Text"><text:span text:style-name="Source_20_Text"><text:s text:c="32"/>preview_stream_cb_routine, this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rc != NO_ERROR) {</text:span></text:p>
      <text:p text:style-name="Preformatted_20_Text"><text:span text:style-name="Source_20_Text"><text:s text:c="8"/>ALOGE("%s: add preview stream failed, ret = %d", __func__, rc);</text:span></text:p>
      <text:p text:style-name="Preformatted_20_Text"><text:span text:style-name="Source_20_Text"><text:s text:c="8"/>delete pChannel;</text:span></text:p>
      <text:p text:style-name="Preformatted_20_Text"><text:span text:style-name="Source_20_Text"><text:s text:c="8"/>return rc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_channels[QCAMERA_CH_TYPE_PREVIEW] = pChannel; //维护m_channels数据</text:span></text:p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这里注册的preview_stream_cb_routine回调，这之后的过程我们暂时先不去看，了解这部分之后，回到之前chanel 的start()，最后会执行到QCameraChannel::start()方法，这里往下的内容我们暂时不往下看，知道这个过程中会执行数据采集， 然后返回给HAL层就行了，HAL针对底层返回的数据，我们在哪里获取，做什么对应的处理呢？找到之前注册的Callback. <text:line-break/>QCamera2HWICallbacks.cpp (\device\asus\flo\camera\qcamera2\hal) </text:p>
      <text:p text:style-name="Preformatted_20_Text"><text:span text:style-name="Source_20_Text">void QCamera2HardwareInterface::preview_stream_cb_routine(mm_camera_super_buf_t *super_frame,</text:span></text:p>
      <text:p text:style-name="Preformatted_20_Text"><text:span text:style-name="Source_20_Text"><text:s text:c="58"/>QCameraStream * stream,</text:span></text:p>
      <text:p text:style-name="Preformatted_20_Text"><text:span text:style-name="Source_20_Text"><text:s text:c="58"/>void *userdata)</text:span></text:p>
      <text:p text:style-name="Preformatted_20_Text"><text:span text:style-name="Source_20_Text">{</text:span></text:p>
      <text:p text:style-name="Preformatted_20_Text"><text:span text:style-name="Source_20_Text"><text:s text:c="4"/>ALOGD("[KPI Perf] %s : BEGIN", __func__);</text:span></text:p>
      <text:p text:style-name="Preformatted_20_Text"><text:span text:style-name="Source_20_Text"><text:s text:c="4"/>int err = NO_ERROR;</text:span></text:p>
      <text:p text:style-name="Preformatted_20_Text"><text:span text:style-name="Source_20_Text"><text:s text:c="4"/>QCamera2HardwareInterface *pme = (QCamera2HardwareInterface *)userdata;</text:span></text:p>
      <text:p text:style-name="Preformatted_20_Text"><text:span text:style-name="Source_20_Text"><text:s text:c="4"/>QCameraGrallocMemory *memory = (QCameraGrallocMemory *)super_frame-&gt;bufs[0]-&gt;mem_info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mm_camera_buf_def_t *frame = super_frame-&gt;bufs[0]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f (!pme-&gt;needProcessPreviewFrame()) {</text:span></text:p>
      <text:p text:style-name="Preformatted_20_Text"><text:span text:style-name="Source_20_Text"><text:s text:c="8"/>ALOGE("%s: preview is not running, no need to process", __func__);</text:span></text:p>
      <text:p text:style-name="Preformatted_20_Text"><text:span text:style-name="Source_20_Text"><text:s text:c="8"/>stream-&gt;bufDone(frame-&gt;buf_idx);</text:span></text:p>
      <text:p text:style-name="Preformatted_20_Text"><text:span text:style-name="Source_20_Text"><text:s text:c="8"/>free(super_frame);</text:span></text:p>
      <text:p text:style-name="Preformatted_20_Text"><text:span text:style-name="Source_20_Text"><text:s text:c="8"/>return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<text:s text:c="4"/>if (pme-&gt;needDebugFps()) {</text:span></text:p>
      <text:p text:style-name="Preformatted_20_Text"><text:span text:style-name="Source_20_Text"><text:s text:c="8"/>pme-&gt;debugShowPreviewFPS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nt idx = frame-&gt;buf_idx;</text:span></text:p>
      <text:p text:style-name="Preformatted_20_Text"><text:span text:style-name="Source_20_Text"><text:s text:c="4"/>pme-&gt;dumpFrameToFile(frame-&gt;buffer, frame-&gt;frame_len,</text:span></text:p>
      <text:p text:style-name="Preformatted_20_Text"><text:span text:style-name="Source_20_Text"><text:s text:c="25"/>frame-&gt;frame_idx, QCAMERA_DUMP_FRM_PREVIEW);</text:span></text:p>
      <text:p text:style-name="Preformatted_20_Text"><text:span text:style-name="Source_20_Text"><text:s text:c="4"/>//这里的注释很明显，displayer buffer而这个buffer就是我们需要投射到屏幕上的数据</text:span></text:p>
      <text:p text:style-name="Preformatted_20_Text"><text:span text:style-name="Source_20_Text"><text:s text:c="4"/>// Display the buffer.</text:span></text:p>
      <text:p text:style-name="Preformatted_20_Text"><text:span text:style-name="Source_20_Text"><text:s text:c="4"/>int dequeuedIdx = memory-&gt;displayBuffer(idx); //这部分涉及到显示的过程，这里不做赘述</text:span></text:p>
      <text:p text:style-name="Preformatted_20_Text"><text:span text:style-name="Source_20_Text"><text:s text:c="4"/>if (dequeuedIdx &lt; 0 || dequeuedIdx &gt;= memory-&gt;getCnt()) {</text:span></text:p>
      <text:p text:style-name="Preformatted_20_Text"><text:span text:style-name="Source_20_Text"><text:s text:c="8"/>ALOGD("%s: Invalid dequeued buffer index %d from display",</text:span></text:p>
      <text:p text:style-name="Preformatted_20_Text"><text:span text:style-name="Source_20_Text"><text:s text:c="14"/>__func__, dequeuedIdx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Return dequeued buffer back to driver</text:span></text:p>
      <text:p text:style-name="Preformatted_20_Text"><text:span text:style-name="Source_20_Text"><text:s text:c="8"/>err = stream-&gt;bufDone(dequeuedIdx);</text:span></text:p>
      <text:p text:style-name="Preformatted_20_Text"><text:span text:style-name="Source_20_Text"><text:s text:c="8"/>if ( err &lt; 0) {</text:span></text:p>
      <text:p text:style-name="Preformatted_20_Text"><text:span text:style-name="Source_20_Text"><text:s text:c="12"/>ALOGE("stream bufDone failed %d", err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针对上层设置的datacallback过程做些处理</text:span></text:p>
      <text:p text:style-name="Preformatted_20_Text"><text:span text:style-name="Source_20_Text"><text:s text:c="4"/>// Handle preview data callback</text:span></text:p>
      <text:p text:style-name="Preformatted_20_Text"><text:span text:style-name="Source_20_Text"><text:s text:c="4"/>if (pme-&gt;mDataCb != NULL &amp;&amp; pme-&gt;msgTypeEnabledWithLock(CAMERA_MSG_PREVIEW_FRAME) &gt; 0) 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qcamera_callback_argm_t cbArg;</text:span></text:p>
      <text:p text:style-name="Preformatted_20_Text"><text:span text:style-name="Source_20_Text"><text:s text:c="8"/>memset(&amp;cbArg, 0, sizeof(qcamera_callback_argm_t));</text:span></text:p>
      <text:p text:style-name="Preformatted_20_Text"><text:span text:style-name="Source_20_Text"><text:s text:c="8"/>cbArg.cb_type = QCAMERA_DATA_CALLBACK;</text:span></text:p>
      <text:p text:style-name="Preformatted_20_Text"><text:span text:style-name="Source_20_Text"><text:s text:c="8"/>cbArg.msg_type = CAMERA_MSG_PREVIEW_FRAME;</text:span></text:p>
      <text:p text:style-name="Preformatted_20_Text"><text:span text:style-name="Source_20_Text"><text:s text:c="8"/>cbArg.data = data;</text:span></text:p>
      <text:p text:style-name="Preformatted_20_Text"><text:span text:style-name="Source_20_Text"><text:s text:c="8"/>if ( previewMem ) {</text:span></text:p>
      <text:p text:style-name="Preformatted_20_Text"><text:span text:style-name="Source_20_Text"><text:s text:c="12"/>cbArg.user_data = previewMem;</text:span></text:p>
      <text:p text:style-name="Preformatted_20_Text"><text:span text:style-name="Source_20_Text"><text:s text:c="12"/>cbArg.release_cb = releaseCameraMemory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bArg.cookie = pme;</text:span></text:p>
      <text:p text:style-name="Preformatted_20_Text"><text:span text:style-name="Source_20_Text"><text:s text:c="8"/>pme-&gt;m_cbNotifier.notifyCallback(cbArg); //封装完之后往上甩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ree(super_frame);</text:span></text:p>
      <text:p text:style-name="Preformatted_20_Text"><text:span text:style-name="Source_20_Text"><text:s text:c="4"/>ALOGD("[KPI Perf] %s : END", __func__);</text:span></text:p>
      <text:p text:style-name="Preformatted_20_Text"><text:span text:style-name="Source_20_Text"><text:s text:c="4"/>return;</text:span></text:p>
      <text:p text:style-name="P1"><text:span text:style-name="Source_20_Text">}</text:span></text:p>
      <text:p text:style-name="Text_20_body">这就是在addPreviewChannel的过程中添加的preview stream callback，当然还有metadata的，暂时先看preview的这个。这里面作的操作就是显示预览数据到窗口中，然后对设置下面的 preview callback做对应的callback处理.</text:p>
      <text:p text:style-name="Text_20_body">讲到这里，Camera的预览过程基本上就结束了，关于底层如果采集数据以及HAL中一些其他的内容，在这里没有讲解，主要是要理解这个过程，之后再每一个过程中在往下学习。</text:p>
      <text:p text:style-name="Text_20_body">本文中代码使用的是Android5.1原始代码，欢迎大家留言交流。</text:p>
      <text:p text:style-name="Text_20_body">版权声明：本文为博主原创文章，未经博主允许不得转载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//////////////////////////////</text:p>
      <text:p text:style-name="Standard"/>
      <text:p text:style-name="Text_20_body">上一次讲解了一下startPreview过程，主要是为了画出一条大致的从上到下的线条，今天我们看一下Camera在Framework的sendCommand和dataCallback，这部分属于衔接过程，可以看到上下是如何交流沟通的。</text:p>
      <text:h text:style-name="Heading_20_4" text:outline-level="4"><text:bookmark text:name="首先sendcommand"/>首先，sendCommand</text:h>
      <text:p text:style-name="Text_20_body">Camera.java中并没有sendCommand方法，在Camera.cpp中存在sendCommand函数，所以这个sendCommand是从android_hardware_interface.cpp中开始使用的</text:p>
      <text:p text:style-name="Text_20_body">android_hardware_Camera.cpp (base\core\jni)</text:p>
      <text:p text:style-name="Text_20_body">startSmoothZoom <text:line-break/>android_hardware_Camera_startSmoothZoom <text:line-break/>——&gt;CAMERA_CMD_START_SMOOTH_ZOOM</text:p>
      <text:p text:style-name="Text_20_body">stopSmoothZoom <text:line-break/>android_hardware_Camera_stopSmoothZoom <text:line-break/>——&gt;CAMERA_CMD_STOP_SMOOTH_ZOOM</text:p>
      <text:p text:style-name="Text_20_body">setDisplayOrientation <text:line-break/>android_hardware_Camera_setDisplayOrientation <text:line-break/>——&gt;CAMERA_CMD_SET_DISPLAY_ORIENTATION</text:p>
      <text:p text:style-name="Text_20_body">_enableShutterSound <text:line-break/>android_hardware_Camera_enableShutterSound <text:line-break/>——&gt;CAMERA_CMD_ENABLE_SHUTTER_SOUND</text:p>
      <text:p text:style-name="Text_20_body">_startFaceDetection <text:line-break/>android_hardware_Camera_startFaceDetection <text:line-break/>——&gt;CAMERA_CMD_START_FACE_DETECTION</text:p>
      <text:p text:style-name="Text_20_body">_stopFaceDetection <text:line-break/>android_hardware_Camera_stopFaceDetection <text:line-break/>——&gt;CAMERA_CMD_STOP_FACE_DETECTION</text:p>
      <text:p text:style-name="Text_20_body">enableFocusMoveCallback <text:line-break/>android_hardware_Camera_enableFocusMoveCallback <text:line-break/>——&gt;CAMERA_CMD_ENABLE_FOCUS_MOVE_MSG</text:p>
      <text:p text:style-name="Text_20_body">诸如此类的命令类型定义在Camera.h (system\core\include\system) <text:line-break/>enum { <text:line-break/>CAMERA_CMD_START_SMOOTH_ZOOM = 1, <text:line-break/>CAMERA_CMD_STOP_SMOOTH_ZOOM = 2, <text:line-break/>CAMERA_CMD_SET_DISPLAY_ORIENTATION = 3, <text:line-break/>CAMERA_CMD_ENABLE_SHUTTER_SOUND = 4, <text:line-break/>CAMERA_CMD_PLAY_RECORDING_SOUND = 5, <text:line-break/>CAMERA_CMD_START_FACE_DETECTION = 6, <text:line-break/>CAMERA_CMD_STOP_FACE_DETECTION = 7, <text:line-break/>CAMERA_CMD_ENABLE_FOCUS_MOVE_MSG = 8, <text:line-break/>CAMERA_CMD_PING = 9, <text:line-break/>CAMERA_CMD_SET_VIDEO_BUFFER_COUNT = 10, <text:line-break/>};</text:p>
      <text:p text:style-name="Text_20_body">以上者几种操作都是采用sendCommand()的函数来实现的，对应的命令类型也列举出来了，HAL层会根据这个消息类型做出判断，然后做出对应的操作。 <text:line-break/><text:soft-page-break/>来看下sendCommand的实现： <text:line-break/>Camera.cpp (frameworks\av\camera) </text:p>
      <text:p text:style-name="Preformatted_20_Text"><text:span text:style-name="Source_20_Text">// send command to camera driver</text:span></text:p>
      <text:p text:style-name="Preformatted_20_Text"><text:span text:style-name="Source_20_Text">status_t Camera::sendCommand(int32_t cmd, int32_t arg1, int32_t arg2)</text:span></text:p>
      <text:p text:style-name="Preformatted_20_Text"><text:span text:style-name="Source_20_Text">{</text:span></text:p>
      <text:p text:style-name="Preformatted_20_Text"><text:span text:style-name="Source_20_Text"><text:s text:c="4"/>ALOGV("sendCommand");</text:span></text:p>
      <text:p text:style-name="Preformatted_20_Text"><text:span text:style-name="Source_20_Text"><text:s text:c="4"/>sp &lt;ICamera&gt; c = mCamera;</text:span></text:p>
      <text:p text:style-name="Preformatted_20_Text"><text:span text:style-name="Source_20_Text"><text:s text:c="4"/>if (c == 0) return NO_INIT;</text:span></text:p>
      <text:p text:style-name="Preformatted_20_Text"><text:span text:style-name="Source_20_Text"><text:s text:c="4"/>return c-&gt;sendCommand(cmd, arg1, arg2); <text:s/>//三个参数，第一个是消息类型，后面两个参数有时候使用有时不使用，这里应该是具有扩展性的，如果需要添加更多的参数，上下接口同时修改就可以了。</text:span></text:p>
      <text:p text:style-name="P1"><text:span text:style-name="Source_20_Text">}</text:span></text:p>
      <text:p text:style-name="Text_20_body">然后通过Binder机制，</text:p>
      <text:p text:style-name="Preformatted_20_Text"><text:span text:style-name="Source_20_Text"><text:s text:c="4"/>virtual status_t sendCommand(int32_t cmd, int32_t arg1, int32_t arg2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sendCommand");</text:span></text:p>
      <text:p text:style-name="Preformatted_20_Text"><text:span text:style-name="Source_20_Text"><text:s text:c="8"/>Parcel data, reply;</text:span></text:p>
      <text:p text:style-name="Preformatted_20_Text"><text:span text:style-name="Source_20_Text"><text:s text:c="8"/>data.writeInterfaceToken(ICamera::getInterfaceDescriptor());</text:span></text:p>
      <text:p text:style-name="Preformatted_20_Text"><text:span text:style-name="Source_20_Text"><text:s text:c="8"/>data.writeInt32(cmd);</text:span></text:p>
      <text:p text:style-name="Preformatted_20_Text"><text:span text:style-name="Source_20_Text"><text:s text:c="8"/>data.writeInt32(arg1);</text:span></text:p>
      <text:p text:style-name="Preformatted_20_Text"><text:span text:style-name="Source_20_Text"><text:s text:c="8"/>data.writeInt32(arg2);</text:span></text:p>
      <text:p text:style-name="Preformatted_20_Text"><text:span text:style-name="Source_20_Text"><text:s text:c="8"/>remote()-&gt;transact(SEND_COMMAND, data, &amp;reply);</text:span></text:p>
      <text:p text:style-name="Preformatted_20_Text"><text:span text:style-name="Source_20_Text"><text:s text:c="8"/>return reply.readInt32();</text:span></text:p>
      <text:p text:style-name="P1"><text:span text:style-name="Source_20_Text"><text:s text:c="4"/>}</text:span></text:p>
      <text:p text:style-name="Preformatted_20_Text"><text:span text:style-name="Source_20_Text">status_t BnCamera::onTransact(</text:span></text:p>
      <text:p text:style-name="Preformatted_20_Text"><text:span text:style-name="Source_20_Text"><text:s text:c="4"/>uint32_t code, const Parcel&amp; data, Parcel* reply, uint32_t flags)</text:span></text:p>
      <text:p text:style-name="Preformatted_20_Text"><text:span text:style-name="Source_20_Text">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case SEND_COMMAND: {</text:span></text:p>
      <text:p text:style-name="Preformatted_20_Text"><text:span text:style-name="Source_20_Text"><text:s text:c="12"/>ALOGV("SEND_COMMAND");</text:span></text:p>
      <text:p text:style-name="Preformatted_20_Text"><text:span text:style-name="Source_20_Text"><text:s text:c="12"/>CHECK_INTERFACE(ICamera, data, reply);</text:span></text:p>
      <text:p text:style-name="Preformatted_20_Text"><text:span text:style-name="Source_20_Text"><text:s text:c="12"/>int command = data.readInt32();</text:span></text:p>
      <text:p text:style-name="Preformatted_20_Text"><text:span text:style-name="Source_20_Text"><text:s text:c="12"/>int arg1 = data.readInt32();</text:span></text:p>
      <text:p text:style-name="Preformatted_20_Text"><text:span text:style-name="Source_20_Text"><text:s text:c="12"/>int arg2 = data.readInt32();</text:span></text:p>
      <text:p text:style-name="Preformatted_20_Text"><text:span text:style-name="Source_20_Text"><text:s text:c="12"/>reply-&gt;writeInt32(sendCommand(command, arg1, arg2));</text:span></text:p>
      <text:p text:style-name="Preformatted_20_Text"><text:span text:style-name="Source_20_Text"><text:s text:c="12"/>return NO_ERROR;</text:span></text:p>
      <text:p text:style-name="Preformatted_20_Text"><text:span text:style-name="Source_20_Text"><text:s text:c="9"/>} break;</text:span></text:p>
      <text:p text:style-name="P1"><text:span text:style-name="Source_20_Text">}</text:span></text:p>
      <text:p text:style-name="Text_20_body">然后调用到</text:p>
      <text:p text:style-name="Preformatted_20_Text"><text:span text:style-name="Source_20_Text">status_t CameraClient::sendCommand(int32_t cmd, int32_t arg1, int32_t arg2) 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f (cmd == CAMERA_CMD_SET_DISPLAY_ORIENTATION) {</text:span></text:p>
      <text:p text:style-name="Preformatted_20_Text"><text:span text:style-name="Source_20_Text"><text:s text:c="8"/>// Mirror the preview if the camera is front-facing.</text:span></text:p>
      <text:p text:style-name="Preformatted_20_Text"><text:span text:style-name="Source_20_Text"><text:s text:c="8"/>orientation = getOrientation(arg1, mCameraFacing == CAMERA_FACING_FRONT);</text:span></text:p>
      <text:p text:style-name="Preformatted_20_Text"><text:span text:style-name="Source_20_Text"><text:s text:c="8"/>if (orientation == -1) return BAD_VALUE;</text:span></text:p>
      <text:p text:style-name="Preformatted_20_Text"/>
      <text:p text:style-name="Preformatted_20_Text"><text:span text:style-name="Source_20_Text"><text:s text:c="8"/>if (mOrientation != orientation) {</text:span></text:p>
      <text:p text:style-name="Preformatted_20_Text"><text:span text:style-name="Source_20_Text"><text:s text:c="12"/>mOrientation = orientation;</text:span></text:p>
      <text:p text:style-name="Preformatted_20_Text"><text:span text:style-name="Source_20_Text"><text:s text:c="12"/>if (mPreviewWindow != 0) {</text:span></text:p>
      <text:p text:style-name="Preformatted_20_Text"><text:span text:style-name="Source_20_Text"><text:s text:c="16"/>native_window_set_buffers_transform(mPreviewWindow.get(),</text:span></text:p>
      <text:p text:style-name="Preformatted_20_Text"><text:span text:style-name="Source_20_Text"><text:s text:c="24"/>mOrientation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OK;</text:span></text:p>
      <text:p text:style-name="Preformatted_20_Text"><text:span text:style-name="Source_20_Text"><text:s text:c="4"/>} else if (cmd == CAMERA_CMD_ENABLE_SHUTTER_SOUND) {</text:span></text:p>
      <text:p text:style-name="Preformatted_20_Text"><text:span text:style-name="Source_20_Text"><text:s text:c="8"/>switch (arg1) { <text:s text:c="3"/>//这里就是对参数arg1的使用，通过参数来开关拍照声音</text:span></text:p>
      <text:p text:style-name="Preformatted_20_Text"><text:soft-page-break/><text:span text:style-name="Source_20_Text"><text:s text:c="12"/>case 0: </text:span></text:p>
      <text:p text:style-name="Preformatted_20_Text"><text:span text:style-name="Source_20_Text"><text:s text:c="16"/>return enableShutterSound(false);</text:span></text:p>
      <text:p text:style-name="Preformatted_20_Text"><text:span text:style-name="Source_20_Text"><text:s text:c="12"/>case 1:</text:span></text:p>
      <text:p text:style-name="Preformatted_20_Text"><text:span text:style-name="Source_20_Text"><text:s text:c="16"/>return enableShutterSound(true);</text:span></text:p>
      <text:p text:style-name="Preformatted_20_Text"><text:span text:style-name="Source_20_Text"><text:s text:c="12"/>default:</text:span></text:p>
      <text:p text:style-name="Preformatted_20_Text"><text:span text:style-name="Source_20_Text"><text:s text:c="16"/>return BAD_VALUE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OK;</text:span></text:p>
      <text:p text:style-name="Preformatted_20_Text"><text:span text:style-name="Source_20_Text"><text:s text:c="4"/>} else if (cmd == CAMERA_CMD_PLAY_RECORDING_SOUND) { //录像声音</text:span></text:p>
      <text:p text:style-name="Preformatted_20_Text"><text:span text:style-name="Source_20_Text"><text:s text:c="8"/>mCameraService-&gt;playSound(CameraService::SOUND_RECORDING);</text:span></text:p>
      <text:p text:style-name="Preformatted_20_Text"><text:span text:style-name="Source_20_Text"><text:s text:c="4"/>} else if (cmd == CAMERA_CMD_SET_VIDEO_BUFFER_COUNT) {</text:span></text:p>
      <text:p text:style-name="Preformatted_20_Text"><text:span text:style-name="Source_20_Text"><text:s text:c="8"/>// Silently ignore this command</text:span></text:p>
      <text:p text:style-name="Preformatted_20_Text"><text:span text:style-name="Source_20_Text"><text:s text:c="8"/>return INVALID_OPERATION;</text:span></text:p>
      <text:p text:style-name="Preformatted_20_Text"><text:span text:style-name="Source_20_Text"><text:s text:c="4"/>} else if (cmd == CAMERA_CMD_PING) {</text:span></text:p>
      <text:p text:style-name="Preformatted_20_Text"><text:span text:style-name="Source_20_Text"><text:s text:c="8"/>// If mHardware is 0, checkPidAndHardware will return error.</text:span></text:p>
      <text:p text:style-name="Preformatted_20_Text"><text:span text:style-name="Source_20_Text"><text:s text:c="8"/>return OK;</text:span></text:p>
      <text:p text:style-name="Preformatted_20_Text"><text:span text:style-name="Source_20_Text"><text:s text:c="4"/>} //以上是framework可以处理的命令</text:span></text:p>
      <text:p text:style-name="Preformatted_20_Text"><text:span text:style-name="Source_20_Text"><text:s text:c="4"/>return mHardware-&gt;sendCommand(cmd, arg1, arg2); <text:s/>//HAL层处理</text:span></text:p>
      <text:p text:style-name="P1"><text:span text:style-name="Source_20_Text">}</text:span></text:p>
      <text:p text:style-name="Text_20_body">在HAL层中处理的消息类型主要是打开和停止人脸检测过程， <text:line-break/>QCamera2HWI.cpp (\device\asus\flo\camera\qcamera2\hal)</text:p>
      <text:p text:style-name="Preformatted_20_Text"><text:span text:style-name="Source_20_Text">int QCamera2HardwareInterface::sendCommand(int32_t command, int32_t /*arg1*/, int32_t /*arg2*/)</text:span></text:p>
      <text:p text:style-name="Preformatted_20_Text"><text:span text:style-name="Source_20_Text">{</text:span></text:p>
      <text:p text:style-name="Preformatted_20_Text"><text:span text:style-name="Source_20_Text"><text:s text:c="4"/>int rc = NO_ERROR;</text:span></text:p>
      <text:p text:style-name="Preformatted_20_Text"><text:span text:style-name="Source_20_Text"><text:s text:c="4"/>switch (command) {</text:span></text:p>
      <text:p text:style-name="Preformatted_20_Text"><text:span text:style-name="Source_20_Text"><text:s text:c="4"/>case CAMERA_CMD_START_FACE_DETECTION:</text:span></text:p>
      <text:p text:style-name="Preformatted_20_Text"><text:span text:style-name="Source_20_Text"><text:s text:c="4"/>case CAMERA_CMD_STOP_FACE_DETECTION:</text:span></text:p>
      <text:p text:style-name="Preformatted_20_Text"><text:span text:style-name="Source_20_Text"><text:s text:c="8"/>//开关人脸检测</text:span></text:p>
      <text:p text:style-name="Preformatted_20_Text"><text:span text:style-name="Source_20_Text"><text:s text:c="8"/>rc = setFaceDetection(command == CAMERA_CMD_START_FACE_DETECTION? true : false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default:</text:span></text:p>
      <text:p text:style-name="Preformatted_20_Text"><text:span text:style-name="Source_20_Text"><text:s text:c="8"/>rc = NO_ERROR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综上，如上就是sendCommand的过程</text:p>
      <text:h text:style-name="Heading_20_4" text:outline-level="4"><text:bookmark text:name="然后回调callback"/>然后，回调Callback</text:h>
      <text:p text:style-name="Text_20_body">从之前的文章可以看到callback主要有三种类型 <text:line-break/>notifyCallback <text:line-break/>dataCallback <text:line-break/>dataTimestampCallback</text:p>
      <text:p text:style-name="Text_20_body">这个过程我们就不能按照之前的从上至下的跟过程了，这次需要反着来，从HAL层回调到 <text:line-break/>CameraHardwareInterface.h (frameworks\av\services\camera\libcameraservice\device1)</text:p>
      <text:p text:style-name="Preformatted_20_Text"><text:span text:style-name="Source_20_Text"><text:s text:c="4"/>static void __notify_cb(int32_t msg_type, int32_t ext1,</text:span></text:p>
      <text:p text:style-name="Preformatted_20_Text"><text:span text:style-name="Source_20_Text"><text:s text:c="28"/>int32_t ext2, void *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", __FUNCTION__);</text:span></text:p>
      <text:p text:style-name="Preformatted_20_Text"><text:span text:style-name="Source_20_Text"><text:s text:c="8"/>CameraHardwareInterface *__this =</text:span></text:p>
      <text:p text:style-name="Preformatted_20_Text"><text:span text:style-name="Source_20_Text"><text:s text:c="16"/>static_cast&lt;CameraHardwareInterface *&gt;(user);</text:span></text:p>
      <text:p text:style-name="Preformatted_20_Text"><text:span text:style-name="Source_20_Text"><text:s text:c="8"/>__this-&gt;mNotifyCb(msg_type, ext1, ext2, __this-&gt;mCbUser)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static void __data_cb(int32_t msg_type,</text:span></text:p>
      <text:p text:style-name="Preformatted_20_Text"><text:span text:style-name="Source_20_Text"><text:s text:c="26"/>const camera_memory_t *data, unsigned int index,</text:span></text:p>
      <text:p text:style-name="Preformatted_20_Text"><text:span text:style-name="Source_20_Text"><text:s text:c="26"/>camera_frame_metadata_t *metadata,</text:span></text:p>
      <text:p text:style-name="Preformatted_20_Text"><text:span text:style-name="Source_20_Text"><text:s text:c="26"/>void *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", __FUNCTION__);</text:span></text:p>
      <text:p text:style-name="Preformatted_20_Text"><text:span text:style-name="Source_20_Text"><text:s text:c="8"/>CameraHardwareInterface *__this =</text:span></text:p>
      <text:p text:style-name="Preformatted_20_Text"><text:span text:style-name="Source_20_Text"><text:s text:c="16"/>static_cast&lt;CameraHardwareInterface *&gt;(user);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__this-&gt;mDataCb(msg_type, mem-&gt;mBuffers[index], metadata, __this-&gt;mCbUse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__data_cb_timestamp(nsecs_t timestamp, int32_t msg_type,</text:span></text:p>
      <text:p text:style-name="Preformatted_20_Text"><text:span text:style-name="Source_20_Text"><text:s text:c="29"/>const camera_memory_t *data, unsigned index,</text:span></text:p>
      <text:p text:style-name="Preformatted_20_Text"><text:span text:style-name="Source_20_Text"><text:s text:c="29"/>void *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", __FUNCTION__);</text:span></text:p>
      <text:p text:style-name="Preformatted_20_Text"><text:span text:style-name="Source_20_Text"><text:s text:c="8"/>CameraHardwareInterface *__this =</text:span></text:p>
      <text:p text:style-name="Preformatted_20_Text"><text:span text:style-name="Source_20_Text"><text:s text:c="16"/>static_cast&lt;CameraHardwareInterface *&gt;(user);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__this-&gt;mDataCbTimestamp(timestamp, msg_type, mem-&gt;mBuffers[index], __this-&gt;mCbUser);</text:span></text:p>
      <text:p text:style-name="P1"><text:span text:style-name="Source_20_Text"><text:s text:c="4"/>}</text:span></text:p>
      <text:p text:style-name="Text_20_body">其中的mNotifyCb，mDataCb，mDataCbTimestamp是在CameraClient::initialize函数中设置的</text:p>
      <text:p text:style-name="Preformatted_20_Text"><text:span text:style-name="Source_20_Text"><text:s text:c="4"/>void setCallbacks(notify_callback notify_cb,</text:span></text:p>
      <text:p text:style-name="Preformatted_20_Text"><text:span text:style-name="Source_20_Text"><text:s text:c="22"/>data_callback data_cb,</text:span></text:p>
      <text:p text:style-name="Preformatted_20_Text"><text:span text:style-name="Source_20_Text"><text:s text:c="22"/>data_callback_timestamp data_cb_timestamp,</text:span></text:p>
      <text:p text:style-name="Preformatted_20_Text"><text:span text:style-name="Source_20_Text"><text:s text:c="22"/>void* 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NotifyCb = notify_cb;</text:span></text:p>
      <text:p text:style-name="Preformatted_20_Text"><text:span text:style-name="Source_20_Text"><text:s text:c="8"/>mDataCb = data_cb;</text:span></text:p>
      <text:p text:style-name="Preformatted_20_Text"><text:span text:style-name="Source_20_Text"><text:s text:c="8"/>mDataCbTimestamp = data_cb_timestamp;</text:span></text:p>
      <text:p text:style-name="Preformatted_20_Text"><text:span text:style-name="Source_20_Text"><text:s text:c="8"/>mCbUser = user;</text:span></text:p>
      <text:p text:style-name="Preformatted_20_Text"/>
      <text:p text:style-name="Preformatted_20_Text"><text:span text:style-name="Source_20_Text"><text:s text:c="8"/>ALOGV("%s(%s)", __FUNCTION__, mName.string());</text:span></text:p>
      <text:p text:style-name="Preformatted_20_Text"/>
      <text:p text:style-name="Preformatted_20_Text"><text:span text:style-name="Source_20_Text"><text:s text:c="8"/>if (mDevice-&gt;ops-&gt;set_callbacks) {</text:span></text:p>
      <text:p text:style-name="Preformatted_20_Text"><text:span text:style-name="Source_20_Text"><text:s text:c="12"/>mDevice-&gt;ops-&gt;set_callbacks(mDevice,</text:span></text:p>
      <text:p text:style-name="Preformatted_20_Text"><text:span text:style-name="Source_20_Text"><text:s text:c="35"/>__notify_cb,</text:span></text:p>
      <text:p text:style-name="Preformatted_20_Text"><text:span text:style-name="Source_20_Text"><text:s text:c="35"/>__data_cb,</text:span></text:p>
      <text:p text:style-name="Preformatted_20_Text"><text:span text:style-name="Source_20_Text"><text:s text:c="35"/>__data_cb_timestamp,</text:span></text:p>
      <text:p text:style-name="Preformatted_20_Text"><text:span text:style-name="Source_20_Text"><text:s text:c="35"/>__get_memory,</text:span></text:p>
      <text:p text:style-name="Preformatted_20_Text"><text:span text:style-name="Source_20_Text"><text:s text:c="35"/>this);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回调自然是到CameraClient中去找了</text:p>
      <text:p text:style-name="Preformatted_20_Text"><text:span text:style-name="Source_20_Text">void CameraClient::notifyCallback(int32_t msgType, int32_t ext1,</text:span></text:p>
      <text:p text:style-name="Preformatted_20_Text"><text:span text:style-name="Source_20_Text"><text:s text:c="8"/>int32_t ext2, void* user) {</text:span></text:p>
      <text:p text:style-name="Preformatted_20_Text"><text:span text:style-name="Source_20_Text"><text:s text:c="4"/>.....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CameraClient::dataCallback(int32_t msgType,</text:span></text:p>
      <text:p text:style-name="Preformatted_20_Text"><text:span text:style-name="Source_20_Text"><text:s text:c="8"/>const sp&lt;IMemory&gt;&amp; dataPtr, camera_frame_metadata_t *metadata, void* user) {</text:span></text:p>
      <text:p text:style-name="Preformatted_20_Text"><text:soft-page-break/><text:span text:style-name="Source_20_Text"><text:s text:c="4"/>LOG2("dataCallback(%d)", msgType);</text:span></text:p>
      <text:p text:style-name="Preformatted_20_Text"/>
      <text:p text:style-name="Preformatted_20_Text"><text:span text:style-name="Source_20_Text"><text:s text:c="4"/>Mutex* lock = getClientLockFromCookie(user);</text:span></text:p>
      <text:p text:style-name="Preformatted_20_Text"><text:span text:style-name="Source_20_Text"><text:s text:c="4"/>if (lock == NULL) return;</text:span></text:p>
      <text:p text:style-name="Preformatted_20_Text"><text:span text:style-name="Source_20_Text"><text:s text:c="4"/>Mutex::Autolock alock(*lock);</text:span></text:p>
      <text:p text:style-name="Preformatted_20_Text"/>
      <text:p text:style-name="Preformatted_20_Text"><text:span text:style-name="Source_20_Text"><text:s text:c="4"/>CameraClient* client =</text:span></text:p>
      <text:p text:style-name="Preformatted_20_Text"><text:span text:style-name="Source_20_Text"><text:s text:c="12"/>static_cast&lt;CameraClient*&gt;(getClientFromCookie(user));</text:span></text:p>
      <text:p text:style-name="Preformatted_20_Text"><text:span text:style-name="Source_20_Text"><text:s text:c="4"/>if (client == NULL) return;</text:span></text:p>
      <text:p text:style-name="Preformatted_20_Text"/>
      <text:p text:style-name="Preformatted_20_Text"><text:span text:style-name="Source_20_Text"><text:s text:c="4"/>if (!client-&gt;lockIfMessageWanted(msgType)) return;</text:span></text:p>
      <text:p text:style-name="Preformatted_20_Text"><text:span text:style-name="Source_20_Text"><text:s text:c="4"/>if (dataPtr == 0 &amp;&amp; metadata == NULL) {</text:span></text:p>
      <text:p text:style-name="Preformatted_20_Text"><text:span text:style-name="Source_20_Text"><text:s text:c="8"/>ALOGE("Null data returned in data callback");</text:span></text:p>
      <text:p text:style-name="Preformatted_20_Text"><text:span text:style-name="Source_20_Text"><text:s text:c="8"/>client-&gt;handleGenericNotify(CAMERA_MSG_ERROR, UNKNOWN_ERROR, 0);</text:span></text:p>
      <text:p text:style-name="Preformatted_20_Text"><text:span text:style-name="Source_20_Text"><text:s text:c="8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witch (msgType &amp; ~CAMERA_MSG_PREVIEW_METADATA) {</text:span></text:p>
      <text:p text:style-name="Preformatted_20_Text"><text:span text:style-name="Source_20_Text"><text:s text:c="8"/>case CAMERA_MSG_PREVIEW_FRAME:</text:span></text:p>
      <text:p text:style-name="Preformatted_20_Text"><text:span text:style-name="Source_20_Text"><text:s text:c="12"/>client-&gt;handlePreviewData(msgType, dataPtr, metadata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POSTVIEW_FRAME:</text:span></text:p>
      <text:p text:style-name="Preformatted_20_Text"><text:span text:style-name="Source_20_Text"><text:s text:c="12"/>client-&gt;handlePostview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RAW_IMAGE:</text:span></text:p>
      <text:p text:style-name="Preformatted_20_Text"><text:span text:style-name="Source_20_Text"><text:s text:c="12"/>client-&gt;handleRaw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COMPRESSED_IMAGE:</text:span></text:p>
      <text:p text:style-name="Preformatted_20_Text"><text:span text:style-name="Source_20_Text"><text:s text:c="12"/>client-&gt;handleCompressed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default:</text:span></text:p>
      <text:p text:style-name="Preformatted_20_Text"><text:span text:style-name="Source_20_Text"><text:s text:c="12"/>client-&gt;handleGenericData(msgType, dataPtr, metadata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CameraClient::dataCallbackTimestamp(nsecs_t timestamp,</text:span></text:p>
      <text:p text:style-name="Preformatted_20_Text"><text:span text:style-name="Source_20_Text"><text:s text:c="8"/>int32_t msgType, const sp&lt;IMemory&gt;&amp; dataPtr, void* user) {</text:span></text:p>
      <text:p text:style-name="Preformatted_20_Text"><text:span text:style-name="Source_20_Text"><text:s text:c="4"/>......</text:span></text:p>
      <text:p text:style-name="P1"><text:span text:style-name="Source_20_Text">}</text:span></text:p>
      <text:p text:style-name="Text_20_body">这里主要看下dataCallback的过程吧，</text:p>
      <text:p text:style-name="Preformatted_20_Text"><text:span text:style-name="Source_20_Text"><text:s text:c="4"/>switch (msgType &amp; ~CAMERA_MSG_PREVIEW_METADATA) {</text:span></text:p>
      <text:p text:style-name="Preformatted_20_Text"><text:span text:style-name="Source_20_Text"><text:s text:c="8"/>case CAMERA_MSG_PREVIEW_FRAME: <text:s/>//预览帧数据</text:span></text:p>
      <text:p text:style-name="Preformatted_20_Text"><text:span text:style-name="Source_20_Text"><text:s text:c="12"/>client-&gt;handlePreviewData(msgType, dataPtr, metadata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POSTVIEW_FRAME: //postview image</text:span></text:p>
      <text:p text:style-name="Preformatted_20_Text"><text:span text:style-name="Source_20_Text"><text:s text:c="12"/>client-&gt;handlePostview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RAW_IMAGE: <text:s text:c="2"/>//原始数据</text:span></text:p>
      <text:p text:style-name="Preformatted_20_Text"><text:span text:style-name="Source_20_Text"><text:s text:c="12"/>client-&gt;handleRaw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COMPRESSED_IMAGE: //真实图片</text:span></text:p>
      <text:p text:style-name="Preformatted_20_Text"><text:span text:style-name="Source_20_Text"><text:s text:c="12"/>client-&gt;handleCompressed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default:</text:span></text:p>
      <text:p text:style-name="Preformatted_20_Text"><text:span text:style-name="Source_20_Text"><text:s text:c="12"/>client-&gt;handleGenericData(msgType, dataPtr, metadata);</text:span></text:p>
      <text:p text:style-name="Preformatted_20_Text"><text:span text:style-name="Source_20_Text"><text:s text:c="12"/>break;</text:span></text:p>
      <text:p text:style-name="P1"><text:span text:style-name="Source_20_Text"><text:s text:c="4"/>}</text:span></text:p>
      <text:p text:style-name="Text_20_body">这里最后会调用到 <text:line-break/><text:soft-page-break/>c-&gt;dataCallback，然后根据消息类型来做处理，然后在通过binder机制</text:p>
      <text:p text:style-name="Preformatted_20_Text"><text:span text:style-name="Source_20_Text"><text:s text:c="4"/>// generic data callback from camera service to app with image data</text:span></text:p>
      <text:p text:style-name="Preformatted_20_Text"><text:span text:style-name="Source_20_Text"><text:s text:c="4"/>void dataCallback(int32_t msgType, const sp&lt;IMemory&gt;&amp; imageData,</text:span></text:p>
      <text:p text:style-name="Preformatted_20_Text"><text:span text:style-name="Source_20_Text"><text:s text:c="22"/>camera_frame_metadata_t *metadata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dataCallback");</text:span></text:p>
      <text:p text:style-name="Preformatted_20_Text"><text:span text:style-name="Source_20_Text"><text:s text:c="8"/>Parcel data, reply;</text:span></text:p>
      <text:p text:style-name="Preformatted_20_Text"><text:span text:style-name="Source_20_Text"><text:s text:c="8"/>data.writeInterfaceToken(ICameraClient::getInterfaceDescriptor());</text:span></text:p>
      <text:p text:style-name="Preformatted_20_Text"><text:span text:style-name="Source_20_Text"><text:s text:c="8"/>data.writeInt32(msgType);</text:span></text:p>
      <text:p text:style-name="Preformatted_20_Text"><text:span text:style-name="Source_20_Text"><text:s text:c="8"/>data.writeStrongBinder(imageData-&gt;asBinder());</text:span></text:p>
      <text:p text:style-name="Preformatted_20_Text"><text:span text:style-name="Source_20_Text"><text:s text:c="8"/>if (metadata) {</text:span></text:p>
      <text:p text:style-name="Preformatted_20_Text"><text:span text:style-name="Source_20_Text"><text:s text:c="12"/>data.writeInt32(metadata-&gt;number_of_faces);</text:span></text:p>
      <text:p text:style-name="Preformatted_20_Text"><text:span text:style-name="Source_20_Text"><text:s text:c="12"/>data.write(metadata-&gt;faces, sizeof(camera_face_t) * metadata-&gt;number_of_faces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mote()-&gt;transact(DATA_CALLBACK, data, &amp;reply, IBinder::FLAG_ONEWAY);</text:span></text:p>
      <text:p text:style-name="P1"><text:span text:style-name="Source_20_Text"><text:s text:c="4"/>}</text:span></text:p>
      <text:p text:style-name="Preformatted_20_Text"><text:span text:style-name="Source_20_Text">status_t BnCameraClient::onTransact(</text:span></text:p>
      <text:p text:style-name="Preformatted_20_Text"><text:span text:style-name="Source_20_Text"><text:s text:c="4"/>uint32_t code, const Parcel&amp; data, Parcel* reply, uint32_t flags)</text:span></text:p>
      <text:p text:style-name="Preformatted_20_Text"><text:span text:style-name="Source_20_Text">{</text:span></text:p>
      <text:p text:style-name="Preformatted_20_Text"><text:span text:style-name="Source_20_Text"><text:s text:c="4"/>switch(code) 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case DATA_CALLBACK: {</text:span></text:p>
      <text:p text:style-name="Preformatted_20_Text"><text:span text:style-name="Source_20_Text"><text:s text:c="12"/>ALOGV("DATA_CALLBACK");</text:span></text:p>
      <text:p text:style-name="Preformatted_20_Text"><text:span text:style-name="Source_20_Text"><text:s text:c="12"/>CHECK_INTERFACE(ICameraClient, data, reply);</text:span></text:p>
      <text:p text:style-name="Preformatted_20_Text"><text:span text:style-name="Source_20_Text"><text:s text:c="12"/>int32_t msgType = data.readInt32();</text:span></text:p>
      <text:p text:style-name="Preformatted_20_Text"><text:span text:style-name="Source_20_Text"><text:s text:c="12"/>sp&lt;IMemory&gt; imageData = interface_cast&lt;IMemory&gt;(data.readStrongBinder());</text:span></text:p>
      <text:p text:style-name="Preformatted_20_Text"><text:span text:style-name="Source_20_Text"><text:s text:c="12"/>camera_frame_metadata_t *metadata = NULL;</text:span></text:p>
      <text:p text:style-name="Preformatted_20_Text"><text:span text:style-name="Source_20_Text"><text:s text:c="12"/>if (data.dataAvail() &gt; 0) {</text:span></text:p>
      <text:p text:style-name="Preformatted_20_Text"><text:span text:style-name="Source_20_Text"><text:s text:c="16"/>metadata = new camera_frame_metadata_t;</text:span></text:p>
      <text:p text:style-name="Preformatted_20_Text"><text:span text:style-name="Source_20_Text"><text:s text:c="16"/>metadata-&gt;number_of_faces = data.readInt32();</text:span></text:p>
      <text:p text:style-name="Preformatted_20_Text"><text:span text:style-name="Source_20_Text"><text:s text:c="16"/>metadata-&gt;faces = (camera_face_t *) data.readInplace(</text:span></text:p>
      <text:p text:style-name="Preformatted_20_Text"><text:span text:style-name="Source_20_Text"><text:s text:c="24"/>sizeof(camera_face_t) * metadata-&gt;number_of_faces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dataCallback(msgType, imageData, metadata);</text:span></text:p>
      <text:p text:style-name="Preformatted_20_Text"><text:span text:style-name="Source_20_Text"><text:s text:c="12"/>if (metadata) delete metadata;</text:span></text:p>
      <text:p text:style-name="Preformatted_20_Text"><text:span text:style-name="Source_20_Text"><text:s text:c="12"/>return NO_ERROR;</text:span></text:p>
      <text:p text:style-name="Preformatted_20_Text"><text:span text:style-name="Source_20_Text"><text:s text:c="8"/>} break;</text:span></text:p>
      <text:p text:style-name="Preformatted_20_Text"><text:span text:style-name="Source_20_Text"><text:s text:c="8"/>......</text:span></text:p>
      <text:p text:style-name="P1"><text:span text:style-name="Source_20_Text">}</text:span></text:p>
      <text:p text:style-name="Text_20_body">这里转到Camera.cpp</text:p>
      <text:p text:style-name="Preformatted_20_Text"><text:span text:style-name="Source_20_Text">// callback from camera service when frame or image is ready</text:span></text:p>
      <text:p text:style-name="Preformatted_20_Text"><text:span text:style-name="Source_20_Text">void Camera::dataCallback(int32_t msgType, const sp&lt;IMemory&gt;&amp; dataPtr,</text:span></text:p>
      <text:p text:style-name="Preformatted_20_Text"><text:span text:style-name="Source_20_Text"><text:s text:c="26"/>camera_frame_metadata_t *metadata)</text:span></text:p>
      <text:p text:style-name="Preformatted_20_Text"><text:span text:style-name="Source_20_Text">{</text:span></text:p>
      <text:p text:style-name="Preformatted_20_Text"><text:span text:style-name="Source_20_Text"><text:s text:c="4"/>sp&lt;CameraListener&gt; listener;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utex::Autolock _l(mLock);</text:span></text:p>
      <text:p text:style-name="Preformatted_20_Text"><text:span text:style-name="Source_20_Text"><text:s text:c="8"/>listener = mListener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listener != NULL) {</text:span></text:p>
      <text:p text:style-name="Preformatted_20_Text"><text:span text:style-name="Source_20_Text"><text:s text:c="8"/>listener-&gt;postData(msgType, dataPtr, metadata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通过listener的方式来往上层甩数据，那么问题来了，这个listener是什么时候设置的？ <text:line-break/>回想一下第一篇FWK分析博客中的native_setup过程中有这么一段</text:p>
      <text:p text:style-name="Preformatted_20_Text"><text:soft-page-break/><text:span text:style-name="Source_20_Text"><text:s text:c="4"/>sp&lt;JNICameraContext&gt; context = new JNICameraContext(env, weak_this, clazz, camera);</text:span></text:p>
      <text:p text:style-name="Preformatted_20_Text"><text:span text:style-name="Source_20_Text"><text:s text:c="4"/>context-&gt;incStrong((void*)android_hardware_Camera_native_setup);</text:span></text:p>
      <text:p text:style-name="P1"><text:span text:style-name="Source_20_Text"><text:s text:c="4"/>camera-&gt;setListener(context);</text:span></text:p>
      <text:p text:style-name="Text_20_body">就是在这里设置的listener,JNICameraContext继承CameraListener，复写父类的方法</text:p>
      <text:p text:style-name="Preformatted_20_Text"><text:span text:style-name="Source_20_Text">class JNICameraContext: public CameraListener{</text:span></text:p>
      <text:p text:style-name="Preformatted_20_Text"><text:span text:style-name="Source_20_Text"><text:s text:c="4"/>...... <text:s text:c="2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meraListener: virtual public RefBase</text:span></text:p>
      <text:p text:style-name="Preformatted_20_Text"><text:span text:style-name="Source_20_Text">{</text:span></text:p>
      <text:p text:style-name="Preformatted_20_Text"><text:span text:style-name="Source_20_Text">public:</text:span></text:p>
      <text:p text:style-name="Preformatted_20_Text"><text:span text:style-name="Source_20_Text"><text:s text:c="4"/>virtual void notify(int32_t msgType, int32_t ext1, int32_t ext2) = 0;</text:span></text:p>
      <text:p text:style-name="Preformatted_20_Text"><text:span text:style-name="Source_20_Text"><text:s text:c="4"/>virtual void postData(int32_t msgType, const sp&lt;IMemory&gt;&amp; dataPtr,</text:span></text:p>
      <text:p text:style-name="Preformatted_20_Text"><text:span text:style-name="Source_20_Text"><text:s text:c="26"/>camera_frame_metadata_t *metadata) = 0;</text:span></text:p>
      <text:p text:style-name="Preformatted_20_Text"><text:span text:style-name="Source_20_Text"><text:s text:c="4"/>virtual void postDataTimestamp(nsecs_t timestamp, int32_t msgType, const sp&lt;IMemory&gt;&amp; dataPtr) = 0;</text:span></text:p>
      <text:p text:style-name="P1"><text:span text:style-name="Source_20_Text">};</text:span></text:p>
      <text:p text:style-name="Text_20_body">承接上面那一段，这里我们只看postData() <text:line-break/>android_hardware_Camera.cpp (frameworks\base\core\jni) </text:p>
      <text:p text:style-name="Preformatted_20_Text"><text:span text:style-name="Source_20_Text">void JNICameraContext::postData(int32_t msgType, const sp&lt;IMemory&gt;&amp; dataPtr,</text:span></text:p>
      <text:p text:style-name="Preformatted_20_Text"><text:span text:style-name="Source_20_Text"><text:s text:c="32"/>camera_frame_metadata_t *metadata)</text:span></text:p>
      <text:p text:style-name="Preformatted_20_Text"><text:span text:style-name="Source_20_Text">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nt32_t dataMsgType = msgType &amp; ~CAMERA_MSG_PREVIEW_METADATA;</text:span></text:p>
      <text:p text:style-name="Preformatted_20_Text"/>
      <text:p text:style-name="Preformatted_20_Text"><text:span text:style-name="Source_20_Text"><text:s text:c="4"/>// return data based on callback type</text:span></text:p>
      <text:p text:style-name="Preformatted_20_Text"><text:span text:style-name="Source_20_Text"><text:s text:c="4"/>switch (dataMsgType) {</text:span></text:p>
      <text:p text:style-name="Preformatted_20_Text"><text:span text:style-name="Source_20_Text"><text:s text:c="8"/>case CAMERA_MSG_VIDEO_FRAME:</text:span></text:p>
      <text:p text:style-name="Preformatted_20_Text"><text:span text:style-name="Source_20_Text"><text:s text:c="12"/>// should never happen</text:span></text:p>
      <text:p text:style-name="Preformatted_20_Text"><text:span text:style-name="Source_20_Text"><text:s text:c="12"/>break;</text:span></text:p>
      <text:p text:style-name="Preformatted_20_Text"/>
      <text:p text:style-name="Preformatted_20_Text"><text:span text:style-name="Source_20_Text"><text:s text:c="8"/>// For backward-compatibility purpose, if there is no callback</text:span></text:p>
      <text:p text:style-name="Preformatted_20_Text"><text:span text:style-name="Source_20_Text"><text:s text:c="8"/>// buffer for raw image, the callback returns null.</text:span></text:p>
      <text:p text:style-name="Preformatted_20_Text"><text:span text:style-name="Source_20_Text"><text:s text:c="8"/>case CAMERA_MSG_RAW_IMAGE:</text:span></text:p>
      <text:p text:style-name="Preformatted_20_Text"><text:span text:style-name="Source_20_Text"><text:s text:c="12"/>ALOGV("rawCallback");</text:span></text:p>
      <text:p text:style-name="Preformatted_20_Text"><text:span text:style-name="Source_20_Text"><text:s text:c="12"/>if (mRawImageCallbackBuffers.isEmpty()) {</text:span></text:p>
      <text:p text:style-name="Preformatted_20_Text"><text:span text:style-name="Source_20_Text"><text:s text:c="16"/>env-&gt;CallStaticVoidMethod(mCameraJClass, fields.post_event,</text:span></text:p>
      <text:p text:style-name="Preformatted_20_Text"><text:span text:style-name="Source_20_Text"><text:s text:c="24"/>mCameraJObjectWeak, dataMsgType, 0, 0, NULL)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copyAndPost(env, dataPtr, dataMsgType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break;</text:span></text:p>
      <text:p text:style-name="Preformatted_20_Text"/>
      <text:p text:style-name="Preformatted_20_Text"><text:span text:style-name="Source_20_Text"><text:s text:c="8"/>// There is no data.</text:span></text:p>
      <text:p text:style-name="Preformatted_20_Text"><text:span text:style-name="Source_20_Text"><text:s text:c="8"/>case 0:</text:span></text:p>
      <text:p text:style-name="Preformatted_20_Text"><text:span text:style-name="Source_20_Text"><text:s text:c="12"/>break;</text:span></text:p>
      <text:p text:style-name="Preformatted_20_Text"/>
      <text:p text:style-name="Preformatted_20_Text"><text:span text:style-name="Source_20_Text"><text:s text:c="8"/>default:</text:span></text:p>
      <text:p text:style-name="Preformatted_20_Text"><text:span text:style-name="Source_20_Text"><text:s text:c="12"/>ALOGV("dataCallback(%d, %p)", dataMsgType, dataPtr.get());</text:span></text:p>
      <text:p text:style-name="Preformatted_20_Text"><text:span text:style-name="Source_20_Text"><text:s text:c="12"/>copyAndPost(env, dataPtr, dataMsgType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 post frame metadata to Java</text:span></text:p>
      <text:p text:style-name="Preformatted_20_Text"><text:span text:style-name="Source_20_Text"><text:s text:c="4"/>if (metadata &amp;&amp; (msgType &amp; CAMERA_MSG_PREVIEW_METADATA)) {</text:span></text:p>
      <text:p text:style-name="Preformatted_20_Text"><text:span text:style-name="Source_20_Text"><text:s text:c="8"/>postMetadata(env, CAMERA_MSG_PREVIEW_METADATA, metadata);//这里有人脸数据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oft-page-break/>这里涉及到的 <text:line-break/>env-&gt;CallStaticVoidMethod(mCameraJClass, fields.post_event, <text:line-break/>mCameraJObjectWeak, dataMsgType, 0, 0, NULL); <text:line-break/>copyAndPost(env, dataPtr, dataMsgType); <text:line-break/>postMetadata(env, CAMERA_MSG_PREVIEW_METADATA, metadata); <text:line-break/>直接或间接的使用到fileds.post_event函数，这里是JNI中的方法注册， <text:line-break/>fields.post_event = env-&gt;GetStaticMethodID(clazz, “postEventFromNative”, <text:line-break/>“(Ljava/lang/Object;IIILjava/lang/Object;)V”); <text:line-break/>这个是在register_android_hardware_Camera()函数中调用的，这里不做过多停留，这个实际会调用到 <text:line-break/>Camera.java (frameworks\base\core\java\android\hardware)</text:p>
      <text:p text:style-name="Preformatted_20_Text"><text:span text:style-name="Source_20_Text"><text:s text:c="4"/>private static void postEventFromNative(Object camera_ref,</text:span></text:p>
      <text:p text:style-name="Preformatted_20_Text"><text:span text:style-name="Source_20_Text"><text:s text:c="44"/>int what, int arg1, int arg2, Object obj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amera c = (Camera)((WeakReference)camera_ref).get();</text:span></text:p>
      <text:p text:style-name="Preformatted_20_Text"><text:span text:style-name="Source_20_Text"><text:s text:c="8"/>if (c == null)</text:span></text:p>
      <text:p text:style-name="Preformatted_20_Text"><text:span text:style-name="Source_20_Text"><text:s text:c="12"/>return;</text:span></text:p>
      <text:p text:style-name="Preformatted_20_Text"/>
      <text:p text:style-name="Preformatted_20_Text"><text:span text:style-name="Source_20_Text"><text:s text:c="8"/>if (c.mEventHandler != null) {</text:span></text:p>
      <text:p text:style-name="Preformatted_20_Text"><text:span text:style-name="Source_20_Text"><text:s text:c="12"/>Message m = c.mEventHandler.obtainMessage(what, arg1, arg2, obj);</text:span></text:p>
      <text:p text:style-name="Preformatted_20_Text"><text:span text:style-name="Source_20_Text"><text:s text:c="12"/>c.mEventHandler.sendMessage(m);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这里也是采用了JAVA中很常用的handler message处理</text:p>
      <text:p text:style-name="Preformatted_20_Text"><text:span text:style-name="Source_20_Text"><text:s text:c="4"/>private class EventHandler extends Handler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rivate final Camera mCamera;</text:span></text:p>
      <text:p text:style-name="Preformatted_20_Text"/>
      <text:p text:style-name="Preformatted_20_Text"><text:span text:style-name="Source_20_Text"><text:s text:c="8"/>public EventHandler(Camera c, Looper looper) {</text:span></text:p>
      <text:p text:style-name="Preformatted_20_Text"><text:span text:style-name="Source_20_Text"><text:s text:c="12"/>super(looper);</text:span></text:p>
      <text:p text:style-name="Preformatted_20_Text"><text:span text:style-name="Source_20_Text"><text:s text:c="12"/>mCamera = c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@Override</text:span></text:p>
      <text:p text:style-name="Preformatted_20_Text"><text:span text:style-name="Source_20_Text"><text:s text:c="8"/>public void handleMessage(Message msg) {</text:span></text:p>
      <text:p text:style-name="Preformatted_20_Text"><text:span text:style-name="Source_20_Text"><text:s text:c="12"/>switch(msg.what) {</text:span></text:p>
      <text:p text:style-name="Preformatted_20_Text"><text:span text:style-name="Source_20_Text"><text:s text:c="12"/>case CAMERA_MSG_SHUTTER:</text:span></text:p>
      <text:p text:style-name="Preformatted_20_Text"><text:span text:style-name="Source_20_Text"><text:s text:c="16"/>if (mShutterCallback != null) {</text:span></text:p>
      <text:p text:style-name="Preformatted_20_Text"><text:span text:style-name="Source_20_Text"><text:s text:c="20"/>mShutterCallback.onShutter(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RAW_IMAGE:</text:span></text:p>
      <text:p text:style-name="Preformatted_20_Text"><text:span text:style-name="Source_20_Text"><text:s text:c="16"/>if (mRawImageCallback != null) {</text:span></text:p>
      <text:p text:style-name="Preformatted_20_Text"><text:span text:style-name="Source_20_Text"><text:s text:c="20"/>mRawImageCallback.onPictureTaken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COMPRESSED_IMAGE:</text:span></text:p>
      <text:p text:style-name="Preformatted_20_Text"><text:span text:style-name="Source_20_Text"><text:s text:c="16"/>if (mJpegCallback != null) {</text:span></text:p>
      <text:p text:style-name="Preformatted_20_Text"><text:span text:style-name="Source_20_Text"><text:s text:c="20"/>mJpegCallback.onPictureTaken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PREVIEW_FRAME:</text:span></text:p>
      <text:p text:style-name="Preformatted_20_Text"><text:span text:style-name="Source_20_Text"><text:s text:c="16"/>PreviewCallback pCb = mPreviewCallback;</text:span></text:p>
      <text:p text:style-name="Preformatted_20_Text"><text:span text:style-name="Source_20_Text"><text:s text:c="16"/>if (pCb != null) {</text:span></text:p>
      <text:p text:style-name="Preformatted_20_Text"><text:soft-page-break/><text:span text:style-name="Source_20_Text"><text:s text:c="20"/>if (mOneShot) {</text:span></text:p>
      <text:p text:style-name="Preformatted_20_Text"><text:span text:style-name="Source_20_Text"><text:s text:c="24"/>// Clear the callback variable before the callback</text:span></text:p>
      <text:p text:style-name="Preformatted_20_Text"><text:span text:style-name="Source_20_Text"><text:s text:c="24"/>// in case the app calls setPreviewCallback from</text:span></text:p>
      <text:p text:style-name="Preformatted_20_Text"><text:span text:style-name="Source_20_Text"><text:s text:c="24"/>// the callback function</text:span></text:p>
      <text:p text:style-name="Preformatted_20_Text"><text:span text:style-name="Source_20_Text"><text:s text:c="24"/>mPreviewCallback = null;</text:span></text:p>
      <text:p text:style-name="Preformatted_20_Text"><text:span text:style-name="Source_20_Text"><text:s text:c="20"/>} else if (!mWithBuffer) {</text:span></text:p>
      <text:p text:style-name="Preformatted_20_Text"><text:span text:style-name="Source_20_Text"><text:s text:c="24"/>// We're faking the camera preview mode to prevent</text:span></text:p>
      <text:p text:style-name="Preformatted_20_Text"><text:span text:style-name="Source_20_Text"><text:s text:c="24"/>// the app from being flooded with preview frames.</text:span></text:p>
      <text:p text:style-name="Preformatted_20_Text"><text:span text:style-name="Source_20_Text"><text:s text:c="24"/>// Set to oneshot mode again.</text:span></text:p>
      <text:p text:style-name="Preformatted_20_Text"><text:span text:style-name="Source_20_Text"><text:s text:c="24"/>setHasPreviewCallback(true, false);</text:span></text:p>
      <text:p text:style-name="Preformatted_20_Text"><text:span text:style-name="Source_20_Text"><text:s text:c="20"/>}</text:span></text:p>
      <text:p text:style-name="Preformatted_20_Text"><text:span text:style-name="Source_20_Text"><text:s text:c="20"/>pCb.onPreviewFrame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POSTVIEW_FRAME:</text:span></text:p>
      <text:p text:style-name="Preformatted_20_Text"><text:span text:style-name="Source_20_Text"><text:s text:c="16"/>if (mPostviewCallback != null) {</text:span></text:p>
      <text:p text:style-name="Preformatted_20_Text"><text:span text:style-name="Source_20_Text"><text:s text:c="20"/>mPostviewCallback.onPictureTaken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FOCUS:</text:span></text:p>
      <text:p text:style-name="Preformatted_20_Text"><text:span text:style-name="Source_20_Text"><text:s text:c="16"/>AutoFocusCallback cb = null;</text:span></text:p>
      <text:p text:style-name="Preformatted_20_Text"><text:span text:style-name="Source_20_Text"><text:s text:c="16"/>synchronized (mAutoFocusCallbackLock) {</text:span></text:p>
      <text:p text:style-name="Preformatted_20_Text"><text:span text:style-name="Source_20_Text"><text:s text:c="20"/>cb = mAutoFocusCallback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if (cb != null) {</text:span></text:p>
      <text:p text:style-name="Preformatted_20_Text"><text:span text:style-name="Source_20_Text"><text:s text:c="20"/>boolean success = msg.arg1 == 0 ? false : true;</text:span></text:p>
      <text:p text:style-name="Preformatted_20_Text"><text:span text:style-name="Source_20_Text"><text:s text:c="20"/>cb.onAutoFocus(success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ZOOM:</text:span></text:p>
      <text:p text:style-name="Preformatted_20_Text"><text:span text:style-name="Source_20_Text"><text:s text:c="16"/>if (mZoomListener != null) {</text:span></text:p>
      <text:p text:style-name="Preformatted_20_Text"><text:span text:style-name="Source_20_Text"><text:s text:c="20"/>mZoomListener.onZoomChange(msg.arg1, msg.arg2 != 0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PREVIEW_METADATA:</text:span></text:p>
      <text:p text:style-name="Preformatted_20_Text"><text:span text:style-name="Source_20_Text"><text:s text:c="16"/>if (mFaceListener != null) {</text:span></text:p>
      <text:p text:style-name="Preformatted_20_Text"><text:span text:style-name="Source_20_Text"><text:s text:c="20"/>mFaceListener.onFaceDetection((Fac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ERROR :</text:span></text:p>
      <text:p text:style-name="Preformatted_20_Text"><text:span text:style-name="Source_20_Text"><text:s text:c="16"/>Log.e(TAG, "Error " + msg.arg1);</text:span></text:p>
      <text:p text:style-name="Preformatted_20_Text"><text:span text:style-name="Source_20_Text"><text:s text:c="16"/>if (mErrorCallback != null) {</text:span></text:p>
      <text:p text:style-name="Preformatted_20_Text"><text:span text:style-name="Source_20_Text"><text:s text:c="20"/>mErrorCallback.onError(msg.arg1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FOCUS_MOVE:</text:span></text:p>
      <text:p text:style-name="Preformatted_20_Text"><text:span text:style-name="Source_20_Text"><text:s text:c="16"/>if (mAutoFocusMoveCallback != null) {</text:span></text:p>
      <text:p text:style-name="Preformatted_20_Text"><text:span text:style-name="Source_20_Text"><text:s text:c="20"/>mAutoFocusMoveCallback.onAutoFocusMoving(msg.arg1 == 0 ? false : true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default:</text:span></text:p>
      <text:p text:style-name="Preformatted_20_Text"><text:span text:style-name="Source_20_Text"><text:s text:c="16"/>Log.e(TAG, "Unknown message type " + msg.what);</text:span></text:p>
      <text:p text:style-name="Preformatted_20_Text"><text:span text:style-name="Source_20_Text"><text:s text:c="16"/>return;</text:span></text:p>
      <text:p text:style-name="Preformatted_20_Text"><text:soft-page-break/><text:span text:style-name="Source_20_Text"><text:s text:c="12"/>}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到这里基本上就是上层的处理了，callback都是在相机应用中设置的，然后各种数据就在相机应用中得到对应的处理。</text:p>
      <text:p text:style-name="Text_20_body">具体的每一个数据怎么处理，这里我们不做分析，后续有需要，可以在细讲一下，旨在弄清楚代码是怎么走的。</text:p>
      <text:p text:style-name="Text_20_body">本文中代码使用的是Android5.1原始代码，欢迎大家留言交流。</text:p>
      <text:p text:style-name="Text_20_body">版权声明：本文为博主原创文章，未经博主允许不得转载。</text:p>
      <text:h text:style-name="Heading_20_3" text:outline-level="3"><text:bookmark text:name="前言"/>前言</text:h>
      <text:p text:style-name="Text_20_body">从之前的几篇文件，可以基本弄清楚 Camera从APK，经过framework的衔接，与HAL层进行交互，最终通过驱动完成Camera的一些动作。</text:p>
      <text:h text:style-name="Heading_20_3" text:outline-level="3"><text:bookmark text:name="camera层次分析"/>Camera层次分析</text:h>
      <text:list xml:id="list623737385" text:style-name="L1">
        <text:list-item>
          <text:p text:style-name="P3">APP层 </text:p>
        </text:list-item>
        <text:list-item>
          <text:p text:style-name="P3">Framework层 </text:p>
        </text:list-item>
        <text:list-item>
          <text:p text:style-name="P2">库层 </text:p>
        </text:list-item>
      </text:list>
      <text:p text:style-name="Text_20_body">大致的框架图如下 <text:line-break/><draw:frame draw:style-name="fr1" draw:name="graphics2" text:anchor-type="as-char" svg:width="1.997cm" svg:height="0.998cm" draw:z-index="1"><draw:image xlink:href="http://img.blog.csdn.net/20150913192817982" xlink:type="simple" xlink:show="embed" xlink:actuate="onLoad"/><svg:title>这里写图片描述</svg:title></draw:frame></text:p>
      <text:p text:style-name="Text_20_body">从图中可以看到几个关键的地方： <text:line-break/>1. APP从JAVA层过渡到CPP层中间通过JNI层的android_hardware_Camera.cpp文件实现，文件中主要涉及从java方法到cpp函数的映射关系，方便作出对应的处理； <text:line-break/>2. Camera交互对象，从开始连接过程中式Camera与CameraService，连接之后基本上就是Camera与CameraClient进行交 互，这里注意到CameraClient是继承CameraService::Client的，而后者则是继承BnCamera,继承 ICamera，Camera类中存在一个ICamera变量，就是这个内容； <text:line-break/>3. Camera类继承BnCameraClient，继承ICameraClient，这样就可以实现Camera与CameraClient的交互 <text:line-break/>4. 至于CameraService与Camera底层库的交互，只是Camera HAL 层的模块加载是在CameraService中实现的，真正的HAL层的创建是在CameraClient的初始化过程中</text:p>
      <text:p text:style-name="Text_20_body">今天的内容比较的少，主要是总结下。</text:p>
      <text:p text:style-name="Text_20_body">本文中代码使用的是Android5.1原始代码 <text:line-break/>版权声明：本文为博主原创文章，未经博主允许不得转载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erif" fo:font-size="14pt" fo:font-weight="bold" style:font-name-asian="DejaVu Sans1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DejaVu Serif" fo:font-size="12pt" fo:font-weight="bold" style:font-name-asian="DejaVu Sans1" style:font-size-asian="12pt" style:font-weight-asian="bold" style:font-name-complex="Lohit Hindi" style:font-size-complex="12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7-06-08T14:46:52</meta:creation-date>
    <dc:date>2017-08-10T14:33:27</dc:date>
    <dc:creator>ubuntu </dc:creator>
    <meta:editing-duration>PT13M6S</meta:editing-duration>
    <meta:editing-cycles>7</meta:editing-cycles>
    <meta:generator>LibreOffice/3.5$Linux_X86_64 LibreOffice_project/350m1$Build-2</meta:generator>
    <meta:document-statistic meta:table-count="0" meta:image-count="2" meta:object-count="0" meta:page-count="27" meta:paragraph-count="1154" meta:word-count="4136" meta:character-count="49092" meta:non-whitespace-character-count="37794"/>
  </office:meta>
</office:document-meta>
</file>